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  <style:style style:name="ce2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5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 new sto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773" calcext:value-type="percentage">
            <text:p>7,73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722" calcext:value-type="percentage">
            <text:p>47,22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167" calcext:value-type="float">
            <text:p>0,167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133" calcext:value-type="float">
            <text:p>1,33E-0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445" calcext:value-type="percentage">
            <text:p>4,45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8042" calcext:value-type="percentage">
            <text:p>80,42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135" calcext:value-type="float">
            <text:p>0,135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01" calcext:value-type="float">
            <text:p>1,00E-0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886" calcext:value-type="percentage">
            <text:p>8,86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5249" calcext:value-type="percentage">
            <text:p>52,49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241" calcext:value-type="float">
            <text:p>0,241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00045" calcext:value-type="float">
            <text:p>4,50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286" calcext:value-type="percentage">
            <text:p>2,86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5" calcext:value-type="percentage">
            <text:p>55,00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222" calcext:value-type="float">
            <text:p>0,222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27" calcext:value-type="float">
            <text:p>0,02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458" calcext:value-type="percentage">
            <text:p>54,58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395" calcext:value-type="float">
            <text:p>0,395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471" calcext:value-type="float">
            <text:p>0,47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1069" calcext:value-type="percentage">
            <text:p>10,69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152" calcext:value-type="percentage">
            <text:p>51,52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08" calcext:value-type="float">
            <text:p>0,08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17" calcext:value-type="float">
            <text:p>0,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208" calcext:value-type="percentage">
            <text:p>12,08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511" calcext:value-type="percentage">
            <text:p>45,11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078" calcext:value-type="float">
            <text:p>0,07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1" calcext:value-type="float">
            <text:p>0,0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45" calcext:value-type="percentage">
            <text:p>14,50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933" calcext:value-type="percentage">
            <text:p>39,33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05" calcext:value-type="float">
            <text:p>0,205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017" calcext:value-type="float">
            <text:p>0,00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1007" calcext:value-type="percentage">
            <text:p>10,07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3037" calcext:value-type="percentage">
            <text:p>30,37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24" calcext:value-type="float">
            <text:p>0,224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05" calcext:value-type="float">
            <text:p>0,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694" calcext:value-type="percentage">
            <text:p>6,94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207" calcext:value-type="percentage">
            <text:p>52,07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089" calcext:value-type="float">
            <text:p>0,089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9" calcext:value-type="float">
            <text:p>0,09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8828" calcext:value-type="percentage">
            <text:p>8,83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50811" calcext:value-type="percentage">
            <text:p>50,81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1836" calcext:value-type="float">
            <text:p>0,1836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622545" calcext:value-type="float">
            <text:p>6,23E-02</text:p>
          </table:table-cell>
          <table:table-cell table:style-name="ce1"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222" calcext:value-type="percentage">
            <text:p>42,22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705" calcext:value-type="percentage">
            <text:p>27,05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 office:value-type="float" office:value="0.496" calcext:value-type="float">
            <text:p>0,496</text:p>
          </table:table-cell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 office:value-type="percentage" office:value="0.3775" calcext:value-type="percentage">
            <text:p>37,75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 office:value-type="float" office:value="0.843" calcext:value-type="float">
            <text:p>0,843</text:p>
          </table:table-cell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291" calcext:value-type="percentage">
            <text:p>29,10%</text:p>
          </table:table-cell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 office:value-type="float" office:value="0.293" calcext:value-type="float">
            <text:p>0,293</text:p>
          </table:table-cell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435" calcext:value-type="percentage">
            <text:p>44,35%</text:p>
          </table:table-cell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 office:value-type="float" office:value="0.252" calcext:value-type="float">
            <text:p>0,252</text:p>
          </table:table-cell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 office:value-type="percentage" office:value="0.3109" calcext:value-type="percentage">
            <text:p>31,09%</text:p>
          </table:table-cell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 office:value-type="float" office:value="0.499" calcext:value-type="float">
            <text:p>0,499</text:p>
          </table:table-cell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 office:value-type="percentage" office:value="0.2552" calcext:value-type="percentage">
            <text:p>25,52%</text:p>
          </table:table-cell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 office:value-type="float" office:value="0.14" calcext:value-type="float">
            <text:p>0,14</text:p>
          </table:table-cell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 office:value-type="percentage" office:value="0.324" calcext:value-type="percentage">
            <text:p>32,40%</text:p>
          </table:table-cell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 office:value-type="float" office:value="0.718" calcext:value-type="float">
            <text:p>0,718</text:p>
          </table:table-cell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 office:value-type="percentage" office:value="0.2536" calcext:value-type="percentage">
            <text:p>25,36%</text:p>
          </table:table-cell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 office:value-type="float" office:value="1.11" calcext:value-type="float">
            <text:p>1,11</text:p>
          </table:table-cell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 office:value-type="percentage" office:value="0.3739" calcext:value-type="percentage">
            <text:p>37,39%</text:p>
          </table:table-cell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 office:value-type="float" office:value="0.313" calcext:value-type="float">
            <text:p>0,313</text:p>
          </table:table-cell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 office:value-type="percentage" office:value="0.3008" calcext:value-type="percentage">
            <text:p>30,08%</text:p>
          </table:table-cell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 office:value-type="float" office:value="0.298" calcext:value-type="float">
            <text:p>0,298</text:p>
          </table:table-cell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39985" calcext:value-type="percentage">
            <text:p>39,99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107" calcext:value-type="percentage">
            <text:p>31,11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float" office:value="0.4962" calcext:value-type="float">
            <text:p>0,4962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9" office:value-type="percentage" office:value="0.1524" calcext:value-type="percentage">
            <text:p>15,24%</text:p>
          </table:table-cell>
          <table:table-cell table:style-name="ce9" office:value-type="percentage" office:value="0.1319" calcext:value-type="percentage">
            <text:p>13,19%</text:p>
          </table:table-cell>
          <table:table-cell table:style-name="ce9" office:value-type="percentage" office:value="0.1363" calcext:value-type="percentage">
            <text:p>13,63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1046" calcext:value-type="percentage">
            <text:p>10,4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9" office:value-type="percentage" office:value="0.1657" calcext:value-type="percentage">
            <text:p>16,57%</text:p>
          </table:table-cell>
          <table:table-cell table:style-name="ce9" office:value-type="percentage" office:value="0.1747" calcext:value-type="percentage">
            <text:p>17,47%</text:p>
          </table:table-cell>
          <table:table-cell table:style-name="ce2" office:value-type="percentage" office:value="0.1737" calcext:value-type="percentage">
            <text:p>17,37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9" office:value-type="percentage" office:value="0.0514" calcext:value-type="percentage">
            <text:p>5,14%</text:p>
          </table:table-cell>
          <table:table-cell table:style-name="ce9" office:value-type="percentage" office:value="0.0788" calcext:value-type="percentage">
            <text:p>7,88%</text:p>
          </table:table-cell>
          <table:table-cell table:style-name="ce2" office:value-type="percentage" office:value="0.0681" calcext:value-type="percentage">
            <text:p>6,81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9" office:value-type="percentage" office:value="0.0857" calcext:value-type="percentage">
            <text:p>8,57%</text:p>
          </table:table-cell>
          <table:table-cell table:style-name="ce9" office:value-type="percentage" office:value="0.0826" calcext:value-type="percentage">
            <text:p>8,26%</text:p>
          </table:table-cell>
          <table:table-cell table:style-name="ce2" office:value-type="percentage" office:value="0.0887" calcext:value-type="percentage">
            <text:p>8,87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9" office:value-type="percentage" office:value="0.0895" calcext:value-type="percentage">
            <text:p>8,95%</text:p>
          </table:table-cell>
          <table:table-cell table:style-name="ce9" office:value-type="percentage" office:value="0.0246" calcext:value-type="percentage">
            <text:p>2,46%</text:p>
          </table:table-cell>
          <table:table-cell table:style-name="ce2" office:value-type="percentage" office:value="0.0297" calcext:value-type="percentage">
            <text:p>2,97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9" office:value-type="percentage" office:value="0.0886" calcext:value-type="percentage">
            <text:p>8,86%</text:p>
          </table:table-cell>
          <table:table-cell table:style-name="ce9" office:value-type="percentage" office:value="0.1227" calcext:value-type="percentage">
            <text:p>12,27%</text:p>
          </table:table-cell>
          <table:table-cell table:style-name="ce2" office:value-type="percentage" office:value="0.1224" calcext:value-type="percentage">
            <text:p>12,24%</text:p>
          </table:table-cell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9" office:value-type="percentage" office:value="0.079" calcext:value-type="percentage">
            <text:p>7,90%</text:p>
          </table:table-cell>
          <table:table-cell table:style-name="ce9" office:value-type="percentage" office:value="0.0972" calcext:value-type="percentage">
            <text:p>9,72%</text:p>
          </table:table-cell>
          <table:table-cell table:style-name="ce2" office:value-type="percentage" office:value="0.0606" calcext:value-type="percentage">
            <text:p>6,06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9" office:value-type="percentage" office:value="0.0714" calcext:value-type="percentage">
            <text:p>7,14%</text:p>
          </table:table-cell>
          <table:table-cell table:style-name="ce9" office:value-type="percentage" office:value="0.11" calcext:value-type="percentage">
            <text:p>11,00%</text:p>
          </table:table-cell>
          <table:table-cell table:style-name="ce2" office:value-type="percentage" office:value="0.1163" calcext:value-type="percentage">
            <text:p>11,63%</text:p>
          </table:table-cell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9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9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099475" calcext:value-type="percentage">
            <text:p>9,95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09555" calcext:value-type="percentage">
            <text:p>9,56%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66" calcext:value-type="percentage">
            <text:p>36,60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1623" calcext:value-type="percentage">
            <text:p>16,23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/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/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/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/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/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/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/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/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/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/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/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/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/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/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/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/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415" calcext:value-type="percentage">
            <text:p>26,42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string" office:string-value="" calcext:value-type="error">
            <text:p>#DIV/0!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315" calcext:value-type="percentage">
            <text:p>3,15%</text:p>
          </table:table-cell>
          <table:table-cell table:style-name="ce2"/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1" calcext:value-type="percentage">
            <text:p>2,81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46" calcext:value-type="percentage">
            <text:p>4,60%</text:p>
          </table:table-cell>
          <table:table-cell table:style-name="ce2"/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422" calcext:value-type="percentage">
            <text:p>4,2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506" calcext:value-type="percentage">
            <text:p>5,06%</text:p>
          </table:table-cell>
          <table:table-cell table:style-name="ce2"/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6" calcext:value-type="percentage">
            <text:p>3,6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287" calcext:value-type="percentage">
            <text:p>2,87%</text:p>
          </table:table-cell>
          <table:table-cell table:style-name="ce2"/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15" calcext:value-type="percentage">
            <text:p>4,15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2" office:value-type="percentage" office:value="0.0254" calcext:value-type="percentage">
            <text:p>2,54%</text:p>
          </table:table-cell>
          <table:table-cell table:style-name="ce2"/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73" calcext:value-type="percentage">
            <text:p>1,73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2" office:value-type="percentage" office:value="0.0291" calcext:value-type="percentage">
            <text:p>2,91%</text:p>
          </table:table-cell>
          <table:table-cell table:style-name="ce2"/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25" calcext:value-type="percentage">
            <text:p>1,25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2" office:value-type="percentage" office:value="0.0736" calcext:value-type="percentage">
            <text:p>7,36%</text:p>
          </table:table-cell>
          <table:table-cell table:style-name="ce2"/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2" office:value-type="percentage" office:value="0.0366" calcext:value-type="percentage">
            <text:p>3,66%</text:p>
          </table:table-cell>
          <table:table-cell table:style-name="ce2"/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86" calcext:value-type="percentage">
            <text:p>2,86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2" office:value-type="percentage" office:value="0.0354" calcext:value-type="percentage">
            <text:p>3,54%</text:p>
          </table:table-cell>
          <table:table-cell table:style-name="ce2"/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49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2" office:value-type="percentage" office:value="0.0322" calcext:value-type="percentage">
            <text:p>3,22%</text:p>
          </table:table-cell>
          <table:table-cell table:style-name="ce2"/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8" calcext:value-type="percentage">
            <text:p>3,38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49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3891" calcext:value-type="percentage">
            <text:p>3,89%</text:p>
          </table:table-cell>
          <table:table-cell table:style-name="ce3" table:formula="of:=AVERAGE([.D59:.D6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709" calcext:value-type="percentage">
            <text:p>2,71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/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/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/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/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/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/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/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/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/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 table:style-name="ce2"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 table:style-name="ce2"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/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 table:style-name="ce2"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 table:style-name="ce2"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1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/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/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49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49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49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49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 table:style-name="ce3" table:formula="of:=AVERAGE([.L99:.L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61"/>
        </table:table-row>
        <table:table-row table:style-name="ro1" table:number-rows-repeated="10484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ewruns" table:style-name="ta1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12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48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fc rbf 10</text:p>
          </table:table-cell>
          <table:table-cell table:style-name="ce1" office:value-type="string" calcext:value-type="string">
            <text:p>fc rbf 20</text:p>
          </table:table-cell>
          <table:table-cell table:style-name="ce1" office:value-type="string" calcext:value-type="string">
            <text:p>fc mlp 10</text:p>
          </table:table-cell>
          <table:table-cell table:style-name="ce1" office:value-type="string" calcext:value-type="string">
            <text:p>fc mlp 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</text:p>
          </table:table-cell>
          <table:table-cell table:style-name="ce9" office:value-type="percentage" office:value="0.0882" calcext:value-type="percentage">
            <text:p>8,82%</text:p>
          </table:table-cell>
          <table:table-cell table:style-name="ce9" office:value-type="percentage" office:value="0.1137" calcext:value-type="percentage">
            <text:p>11,37%</text:p>
          </table:table-cell>
          <table:table-cell table:style-name="ce9" office:value-type="percentage" office:value="0.0549" calcext:value-type="percentage">
            <text:p>5,49%</text:p>
          </table:table-cell>
          <table:table-cell table:style-name="ce9" office:value-type="percentage" office:value="0.0254" calcext:value-type="percentage">
            <text:p>2,54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063" calcext:value-type="percentage">
            <text:p>40,63%</text:p>
          </table:table-cell>
          <table:table-cell table:style-name="ce2" office:value-type="percentage" office:value="0.5063" calcext:value-type="percentage">
            <text:p>50,63%</text:p>
          </table:table-cell>
          <table:table-cell table:style-name="ce9" office:value-type="percentage" office:value="0.3889" calcext:value-type="percentage">
            <text:p>38,89%</text:p>
          </table:table-cell>
          <table:table-cell table:style-name="ce9" office:value-type="percentage" office:value="0.3397" calcext:value-type="percentage">
            <text:p>33,97%</text:p>
          </table:table-cell>
          <table:table-cell office:value-type="string" calcext:value-type="string">
            <text:p>BK_1</text:p>
          </table:table-cell>
          <table:table-cell office:value-type="float" office:value="0.092" calcext:value-type="float">
            <text:p>0,092</text:p>
          </table:table-cell>
          <table:table-cell office:value-type="float" office:value="0.082" calcext:value-type="float">
            <text:p>0,082</text:p>
          </table:table-cell>
          <table:table-cell table:style-name="ce16" office:value-type="float" office:value="0.143" calcext:value-type="float">
            <text:p>0,143</text:p>
          </table:table-cell>
          <table:table-cell office:value-type="float" office:value="0.276" calcext:value-type="float">
            <text:p>0,276</text:p>
          </table:table-cell>
          <table:table-cell office:value-type="string" calcext:value-type="string">
            <text:p>BL_1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2" calcext:value-type="float">
            <text:p>0,0002</text:p>
          </table:table-cell>
          <table:table-cell table:style-name="ce17" office:value-type="float" office:value="0.0000535" calcext:value-type="float">
            <text:p>5,35E-05</text:p>
          </table:table-cell>
          <table:table-cell table:style-name="ce17" office:value-type="float" office:value="0.0000857" calcext:value-type="float">
            <text:p>8,57E-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1353" calcext:value-type="percentage">
            <text:p>13,53%</text:p>
          </table:table-cell>
          <table:table-cell table:style-name="ce2" office:value-type="percentage" office:value="0.1431" calcext:value-type="percentage">
            <text:p>14,31%</text:p>
          </table:table-cell>
          <table:table-cell table:style-name="ce2" office:value-type="percentage" office:value="0.1608" calcext:value-type="percentage">
            <text:p>16,08%</text:p>
          </table:table-cell>
          <table:table-cell table:style-name="ce9" office:value-type="percentage" office:value="0.1804" calcext:value-type="percentage">
            <text:p>18,04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048" calcext:value-type="percentage">
            <text:p>70,48%</text:p>
          </table:table-cell>
          <table:table-cell table:style-name="ce2" office:value-type="percentage" office:value="0.5825" calcext:value-type="percentage">
            <text:p>58,25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ce9" office:value-type="percentage" office:value="0.4841" calcext:value-type="percentage">
            <text:p>48,41%</text:p>
          </table:table-cell>
          <table:table-cell office:value-type="string" calcext:value-type="string">
            <text:p>BK_2</text:p>
          </table:table-cell>
          <table:table-cell office:value-type="float" office:value="0.324" calcext:value-type="float">
            <text:p>0,324</text:p>
          </table:table-cell>
          <table:table-cell office:value-type="float" office:value="0.478" calcext:value-type="float">
            <text:p>0,478</text:p>
          </table:table-cell>
          <table:table-cell table:style-name="ce16" office:value-type="float" office:value="0.3277" calcext:value-type="float">
            <text:p>0,3277</text:p>
          </table:table-cell>
          <table:table-cell office:value-type="float" office:value="1.218" calcext:value-type="float">
            <text:p>1,218</text:p>
          </table:table-cell>
          <table:table-cell office:value-type="string" calcext:value-type="string">
            <text:p>BL_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79" calcext:value-type="float">
            <text:p>0,79</text:p>
          </table:table-cell>
          <table:table-cell table:style-name="ce17" office:value-type="float" office:value="0.00000000051" calcext:value-type="float">
            <text:p>5,10E-10</text:p>
          </table:table-cell>
          <table:table-cell table:style-name="ce17" office:value-type="float" office:value="0.000000000249" calcext:value-type="float">
            <text:p>2,49E-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0412" calcext:value-type="percentage">
            <text:p>4,12%</text:p>
          </table:table-cell>
          <table:table-cell table:style-name="ce2" office:value-type="percentage" office:value="0.0098" calcext:value-type="percentage">
            <text:p>0,98%</text:p>
          </table:table-cell>
          <table:table-cell table:style-name="ce2" office:value-type="percentage" office:value="0.0549" calcext:value-type="percentage">
            <text:p>5,49%</text:p>
          </table:table-cell>
          <table:table-cell table:style-name="ce9" office:value-type="percentage" office:value="0.0765" calcext:value-type="percentage">
            <text:p>7,65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5476" calcext:value-type="percentage">
            <text:p>54,76%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 office:value-type="percentage" office:value="0.4667" calcext:value-type="percentage">
            <text:p>46,67%</text:p>
          </table:table-cell>
          <table:table-cell table:style-name="ce9" office:value-type="percentage" office:value="0.3984" calcext:value-type="percentage">
            <text:p>39,84%</text:p>
          </table:table-cell>
          <table:table-cell office:value-type="string" calcext:value-type="string">
            <text:p>BK_3</text:p>
          </table:table-cell>
          <table:table-cell office:value-type="float" office:value="0.284" calcext:value-type="float">
            <text:p>0,284</text:p>
          </table:table-cell>
          <table:table-cell office:value-type="float" office:value="0.375" calcext:value-type="float">
            <text:p>0,375</text:p>
          </table:table-cell>
          <table:table-cell table:number-columns-repeated="2" office:value-type="float" office:value="0.54" calcext:value-type="float">
            <text:p>0,54</text:p>
          </table:table-cell>
          <table:table-cell office:value-type="string" calcext:value-type="string">
            <text:p>BL_3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79" calcext:value-type="float">
            <text:p>0,79</text:p>
          </table:table-cell>
          <table:table-cell table:style-name="ce21" office:value-type="float" office:value="0.00000000308" calcext:value-type="float">
            <text:p>3,08E-09</text:p>
          </table:table-cell>
          <table:table-cell table:style-name="ce17" office:value-type="float" office:value="0.00000000284" calcext:value-type="float">
            <text:p>2,84E-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3" table:style-name="ce2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7016" calcext:value-type="percentage">
            <text:p>70,16%</text:p>
          </table:table-cell>
          <table:table-cell table:style-name="ce2" office:value-type="percentage" office:value="0.5317" calcext:value-type="percentage">
            <text:p>53,17%</text:p>
          </table:table-cell>
          <table:table-cell table:style-name="ce2" office:value-type="percentage" office:value="0.6365" calcext:value-type="percentage">
            <text:p>63,65%</text:p>
          </table:table-cell>
          <table:table-cell table:style-name="ce9" office:value-type="percentage" office:value="0.6571" calcext:value-type="percentage">
            <text:p>65,71%</text:p>
          </table:table-cell>
          <table:table-cell office:value-type="string" calcext:value-type="string">
            <text:p>BK_4</text:p>
          </table:table-cell>
          <table:table-cell office:value-type="float" office:value="0.2843" calcext:value-type="float">
            <text:p>0,2843</text:p>
          </table:table-cell>
          <table:table-cell office:value-type="float" office:value="0.2975" calcext:value-type="float">
            <text:p>0,2975</text:p>
          </table:table-cell>
          <table:table-cell office:value-type="float" office:value="0.341" calcext:value-type="float">
            <text:p>0,341</text:p>
          </table:table-cell>
          <table:table-cell office:value-type="float" office:value="0.6375" calcext:value-type="float">
            <text:p>0,6375</text:p>
          </table:table-cell>
          <table:table-cell office:value-type="string" calcext:value-type="string">
            <text:p>BL_4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34" calcext:value-type="float">
            <text:p>0,0034</text:p>
          </table:table-cell>
          <table:table-cell table:style-name="ce21" office:value-type="float" office:value="0.000000098" calcext:value-type="float">
            <text:p>9,80E-08</text:p>
          </table:table-cell>
          <table:table-cell table:style-name="ce17" office:value-type="float" office:value="0.0000000265" calcext:value-type="float">
            <text:p>2,65E-0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157" calcext:value-type="percentage">
            <text:p>11,57%</text:p>
          </table:table-cell>
          <table:table-cell table:style-name="ce2" office:value-type="percentage" office:value="0.0725" calcext:value-type="percentage">
            <text:p>7,25%</text:p>
          </table:table-cell>
          <table:table-cell table:style-name="ce2" office:value-type="percentage" office:value="0.0882" calcext:value-type="percentage">
            <text:p>8,82%</text:p>
          </table:table-cell>
          <table:table-cell table:style-name="ce9" office:value-type="percentage" office:value="0.1059" calcext:value-type="percentage">
            <text:p>10,59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4905" calcext:value-type="percentage">
            <text:p>49,05%</text:p>
          </table:table-cell>
          <table:table-cell table:style-name="ce2" office:value-type="percentage" office:value="0.4857" calcext:value-type="percentage">
            <text:p>48,57%</text:p>
          </table:table-cell>
          <table:table-cell table:style-name="ce2" office:value-type="percentage" office:value="0.4873" calcext:value-type="percentage">
            <text:p>48,73%</text:p>
          </table:table-cell>
          <table:table-cell table:style-name="ce9" office:value-type="percentage" office:value="0.4603" calcext:value-type="percentage">
            <text:p>46,03%</text:p>
          </table:table-cell>
          <table:table-cell office:value-type="string" calcext:value-type="string">
            <text:p>BK_5</text:p>
          </table:table-cell>
          <table:table-cell office:value-type="float" office:value="0.43" calcext:value-type="float">
            <text:p>0,43</text:p>
          </table:table-cell>
          <table:table-cell office:value-type="float" office:value="0.57" calcext:value-type="float">
            <text:p>0,57</text:p>
          </table:table-cell>
          <table:table-cell office:value-type="float" office:value="0.4283" calcext:value-type="float">
            <text:p>0,4283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BL_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03" calcext:value-type="float">
            <text:p>0,0003</text:p>
          </table:table-cell>
          <table:table-cell table:style-name="ce21" office:value-type="float" office:value="0.00000000985" calcext:value-type="float">
            <text:p>9,85E-09</text:p>
          </table:table-cell>
          <table:table-cell table:style-name="ce17" office:value-type="float" office:value="0.0000000532" calcext:value-type="float">
            <text:p>5,32E-0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6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table:style-name="ce2" office:value-type="percentage" office:value="0.002" calcext:value-type="percentage">
            <text:p>0,20%</text:p>
          </table:table-cell>
          <table:table-cell table:style-name="ce9" office:value-type="percentage" office:value="0.0216" calcext:value-type="percentage">
            <text:p>2,16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587" calcext:value-type="percentage">
            <text:p>55,87%</text:p>
          </table:table-cell>
          <table:table-cell table:style-name="ce2" office:value-type="percentage" office:value="0.5143" calcext:value-type="percentage">
            <text:p>51,43%</text:p>
          </table:table-cell>
          <table:table-cell table:style-name="ce2" office:value-type="percentage" office:value="0.4873" calcext:value-type="percentage">
            <text:p>48,73%</text:p>
          </table:table-cell>
          <table:table-cell table:style-name="ce9" office:value-type="percentage" office:value="0.4429" calcext:value-type="percentage">
            <text:p>44,29%</text:p>
          </table:table-cell>
          <table:table-cell office:value-type="string" calcext:value-type="string">
            <text:p>BK_6</text:p>
          </table:table-cell>
          <table:table-cell office:value-type="float" office:value="0.086" calcext:value-type="float">
            <text:p>0,086</text:p>
          </table:table-cell>
          <table:table-cell office:value-type="float" office:value="0.108" calcext:value-type="float">
            <text:p>0,108</text:p>
          </table:table-cell>
          <table:table-cell office:value-type="float" office:value="0.347" calcext:value-type="float">
            <text:p>0,347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BL_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39" calcext:value-type="float">
            <text:p>0,039</text:p>
          </table:table-cell>
          <table:table-cell table:style-name="ce21" office:value-type="float" office:value="0.0000026" calcext:value-type="float">
            <text:p>2,60E-06</text:p>
          </table:table-cell>
          <table:table-cell table:style-name="ce17" office:value-type="float" office:value="0.000000826" calcext:value-type="float">
            <text:p>8,26E-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0725" calcext:value-type="percentage">
            <text:p>7,25%</text:p>
          </table:table-cell>
          <table:table-cell table:style-name="ce2" office:value-type="percentage" office:value="0.1353" calcext:value-type="percentage">
            <text:p>13,53%</text:p>
          </table:table-cell>
          <table:table-cell table:style-name="ce2" office:value-type="percentage" office:value="0.1549" calcext:value-type="percentage">
            <text:p>15,49%</text:p>
          </table:table-cell>
          <table:table-cell table:style-name="ce9" office:value-type="percentage" office:value="0.151" calcext:value-type="percentage">
            <text:p>15,10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4381" calcext:value-type="percentage">
            <text:p>43,81%</text:p>
          </table:table-cell>
          <table:table-cell table:style-name="ce2" office:value-type="percentage" office:value="0.346" calcext:value-type="percentage">
            <text:p>34,60%</text:p>
          </table:table-cell>
          <table:table-cell table:style-name="ce2" office:value-type="percentage" office:value="0.4762" calcext:value-type="percentage">
            <text:p>47,62%</text:p>
          </table:table-cell>
          <table:table-cell table:style-name="ce9" office:value-type="percentage" office:value="0.4476" calcext:value-type="percentage">
            <text:p>44,76%</text:p>
          </table:table-cell>
          <table:table-cell office:value-type="string" calcext:value-type="string">
            <text:p>BK_7</text:p>
          </table:table-cell>
          <table:table-cell office:value-type="float" office:value="0.0447" calcext:value-type="float">
            <text:p>0,0447</text:p>
          </table:table-cell>
          <table:table-cell office:value-type="float" office:value="0.932" calcext:value-type="float">
            <text:p>0,932</text:p>
          </table:table-cell>
          <table:table-cell office:value-type="float" office:value="0.095" calcext:value-type="float">
            <text:p>0,095</text:p>
          </table:table-cell>
          <table:table-cell office:value-type="float" office:value="0.103" calcext:value-type="float">
            <text:p>0,103</text:p>
          </table:table-cell>
          <table:table-cell office:value-type="string" calcext:value-type="string">
            <text:p>BL_7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13" calcext:value-type="float">
            <text:p>0,013</text:p>
          </table:table-cell>
          <table:table-cell table:style-name="ce21" office:value-type="float" office:value="0.000000231" calcext:value-type="float">
            <text:p>2,31E-07</text:p>
          </table:table-cell>
          <table:table-cell table:style-name="ce17" office:value-type="float" office:value="0.000000128" calcext:value-type="float">
            <text:p>1,28E-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8</text:p>
          </table:table-cell>
          <table:table-cell table:number-columns-repeated="3" table:style-name="ce2" office:value-type="percentage" office:value="0.1176" calcext:value-type="percentage">
            <text:p>11,76%</text:p>
          </table:table-cell>
          <table:table-cell table:style-name="ce9" office:value-type="percentage" office:value="0.1078" calcext:value-type="percentage">
            <text:p>10,78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921" calcext:value-type="percentage">
            <text:p>49,21%</text:p>
          </table:table-cell>
          <table:table-cell table:style-name="ce2" office:value-type="percentage" office:value="0.5079" calcext:value-type="percentage">
            <text:p>50,79%</text:p>
          </table:table-cell>
          <table:table-cell table:style-name="ce2" office:value-type="percentage" office:value="0.3444" calcext:value-type="percentage">
            <text:p>34,44%</text:p>
          </table:table-cell>
          <table:table-cell table:style-name="ce9" office:value-type="percentage" office:value="0.4905" calcext:value-type="percentage">
            <text:p>49,05%</text:p>
          </table:table-cell>
          <table:table-cell office:value-type="string" calcext:value-type="string">
            <text:p>BK_8</text:p>
          </table:table-cell>
          <table:table-cell office:value-type="float" office:value="0.13" calcext:value-type="float">
            <text:p>0,13</text:p>
          </table:table-cell>
          <table:table-cell office:value-type="float" office:value="0.471" calcext:value-type="float">
            <text:p>0,471</text:p>
          </table:table-cell>
          <table:table-cell table:number-columns-repeated="2" office:value-type="float" office:value="0.095" calcext:value-type="float">
            <text:p>0,095</text:p>
          </table:table-cell>
          <table:table-cell office:value-type="string" calcext:value-type="string">
            <text:p>BL_8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9" calcext:value-type="float">
            <text:p>0,09</text:p>
          </table:table-cell>
          <table:table-cell table:style-name="ce21" office:value-type="float" office:value="0.0000000114" calcext:value-type="float">
            <text:p>1,14E-08</text:p>
          </table:table-cell>
          <table:table-cell table:style-name="ce17" office:value-type="float" office:value="0.00000000996" calcext:value-type="float">
            <text:p>9,96E-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059" calcext:value-type="percentage">
            <text:p>10,59%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2" office:value-type="percentage" office:value="0.1392" calcext:value-type="percentage">
            <text:p>13,92%</text:p>
          </table:table-cell>
          <table:table-cell table:style-name="ce9" office:value-type="percentage" office:value="0.1686" calcext:value-type="percentage">
            <text:p>16,86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4206" calcext:value-type="percentage">
            <text:p>42,06%</text:p>
          </table:table-cell>
          <table:table-cell table:style-name="ce2" office:value-type="percentage" office:value="0.4349" calcext:value-type="percentage">
            <text:p>43,49%</text:p>
          </table:table-cell>
          <table:table-cell table:style-name="ce2" office:value-type="percentage" office:value="0.3698" calcext:value-type="percentage">
            <text:p>36,98%</text:p>
          </table:table-cell>
          <table:table-cell table:style-name="ce9" office:value-type="percentage" office:value="0.3683" calcext:value-type="percentage">
            <text:p>36,83%</text:p>
          </table:table-cell>
          <table:table-cell office:value-type="string" calcext:value-type="string">
            <text:p>BK_9</text:p>
          </table:table-cell>
          <table:table-cell office:value-type="float" office:value="0.285" calcext:value-type="float">
            <text:p>0,285</text:p>
          </table:table-cell>
          <table:table-cell office:value-type="float" office:value="0.297" calcext:value-type="float">
            <text:p>0,297</text:p>
          </table:table-cell>
          <table:table-cell office:value-type="float" office:value="0.556" calcext:value-type="float">
            <text:p>0,556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BL_9</text:p>
          </table:table-cell>
          <table:table-cell office:value-type="float" office:value="0.0152" calcext:value-type="float">
            <text:p>0,0152</text:p>
          </table:table-cell>
          <table:table-cell office:value-type="float" office:value="0.434" calcext:value-type="float">
            <text:p>0,434</text:p>
          </table:table-cell>
          <table:table-cell table:style-name="ce21" office:value-type="float" office:value="0.000000167" calcext:value-type="float">
            <text:p>1,67E-07</text:p>
          </table:table-cell>
          <table:table-cell table:style-name="ce17" office:value-type="float" office:value="0.000000443" calcext:value-type="float">
            <text:p>4,43E-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" calcext:value-type="percentage">
            <text:p>0,00%</text:p>
          </table:table-cell>
          <table:table-cell table:style-name="ce2" office:value-type="percentage" office:value="0.0118" calcext:value-type="percentage">
            <text:p>1,18%</text:p>
          </table:table-cell>
          <table:table-cell table:style-name="ce2" office:value-type="percentage" office:value="0.0431" calcext:value-type="percentage">
            <text:p>4,31%</text:p>
          </table:table-cell>
          <table:table-cell table:style-name="ce9" office:value-type="percentage" office:value="0.0588" calcext:value-type="percentage">
            <text:p>5,88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554" calcext:value-type="percentage">
            <text:p>55,40%</text:p>
          </table:table-cell>
          <table:table-cell table:style-name="ce2" office:value-type="percentage" office:value="0.427" calcext:value-type="percentage">
            <text:p>42,70%</text:p>
          </table:table-cell>
          <table:table-cell table:style-name="ce2" office:value-type="percentage" office:value="0.4683" calcext:value-type="percentage">
            <text:p>46,83%</text:p>
          </table:table-cell>
          <table:table-cell table:style-name="ce9" office:value-type="percentage" office:value="0.4873" calcext:value-type="percentage">
            <text:p>48,73%</text:p>
          </table:table-cell>
          <table:table-cell office:value-type="string" calcext:value-type="string">
            <text:p>BK_10</text:p>
          </table:table-cell>
          <table:table-cell office:value-type="float" office:value="0.056" calcext:value-type="float">
            <text:p>0,056</text:p>
          </table:table-cell>
          <table:table-cell office:value-type="float" office:value="0.1489" calcext:value-type="float">
            <text:p>0,1489</text:p>
          </table:table-cell>
          <table:table-cell office:value-type="float" office:value="0.1143" calcext:value-type="float">
            <text:p>0,1143</text:p>
          </table:table-cell>
          <table:table-cell office:value-type="float" office:value="0.1129" calcext:value-type="float">
            <text:p>0,1129</text:p>
          </table:table-cell>
          <table:table-cell office:value-type="string" calcext:value-type="string">
            <text:p>BL_10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12" calcext:value-type="float">
            <text:p>0,012</text:p>
          </table:table-cell>
          <table:table-cell table:style-name="ce21" office:value-type="float" office:value="0.00000156" calcext:value-type="float">
            <text:p>1,56E-06</text:p>
          </table:table-cell>
          <table:table-cell table:style-name="ce17" office:value-type="float" office:value="0.00000156" calcext:value-type="float">
            <text:p>1,56E-06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2:.B11])" office:value-type="percentage" office:value="0.06764" calcext:value-type="percentage">
            <text:p>6,76%</text:p>
          </table:table-cell>
          <table:table-cell table:style-name="ce3" table:formula="of:=AVERAGE([.C2:.C11])" office:value-type="percentage" office:value="0.07156" calcext:value-type="percentage">
            <text:p>7,16%</text:p>
          </table:table-cell>
          <table:table-cell table:style-name="ce3" table:formula="of:=AVERAGE([.D2:.D11])" office:value-type="percentage" office:value="0.08156" calcext:value-type="percentage">
            <text:p>8,16%</text:p>
          </table:table-cell>
          <table:table-cell table:style-name="ce3" table:formula="of:=AVERAGE([.E2:.E11])" office:value-type="percentage" office:value="0.0896" calcext:value-type="percentage">
            <text:p>8,96%</text:p>
          </table:table-cell>
          <table:table-cell table:style-name="ce1"/>
          <table:table-cell table:style-name="ce3" table:formula="of:=AVERAGE([.G2:.G11])" office:value-type="percentage" office:value="0.53143" calcext:value-type="percentage">
            <text:p>53,14%</text:p>
          </table:table-cell>
          <table:table-cell table:style-name="ce3" table:formula="of:=AVERAGE([.H2:.H11])" office:value-type="percentage" office:value="0.48553" calcext:value-type="percentage">
            <text:p>48,55%</text:p>
          </table:table-cell>
          <table:table-cell table:style-name="ce3" table:formula="of:=AVERAGE([.I2:.I11])" office:value-type="percentage" office:value="0.47254" calcext:value-type="percentage">
            <text:p>47,25%</text:p>
          </table:table-cell>
          <table:table-cell table:style-name="ce3" table:formula="of:=AVERAGE([.J2:.J11])" office:value-type="percentage" office:value="0.45762" calcext:value-type="percentage">
            <text:p>45,76%</text:p>
          </table:table-cell>
          <table:table-cell table:style-name="ce1"/>
          <table:table-cell table:style-name="ce5" table:formula="of:=AVERAGE([.L2:.L11])" office:value-type="float" office:value="0.2016" calcext:value-type="float">
            <text:p>0,2016</text:p>
          </table:table-cell>
          <table:table-cell table:style-name="ce5" table:formula="of:=AVERAGE([.M2:.M11])" office:value-type="float" office:value="0.37594" calcext:value-type="float">
            <text:p>0,37594</text:p>
          </table:table-cell>
          <table:table-cell table:style-name="ce5" table:formula="of:=AVERAGE([.N2:.N11])" office:value-type="float" office:value="0.29873" calcext:value-type="float">
            <text:p>0,29873</text:p>
          </table:table-cell>
          <table:table-cell table:style-name="ce5" table:formula="of:=AVERAGE([.O2:.O11])" office:value-type="float" office:value="0.65524" calcext:value-type="float">
            <text:p>0,65524</text:p>
          </table:table-cell>
          <table:table-cell table:style-name="ce1"/>
          <table:table-cell table:style-name="ce5" table:formula="of:=AVERAGE([.Q2:.Q11])" office:value-type="float" office:value="0.00401" calcext:value-type="float">
            <text:p>0,00401</text:p>
          </table:table-cell>
          <table:table-cell table:style-name="ce5" table:formula="of:=AVERAGE([.R2:.R11])" office:value-type="float" office:value="0.21719" calcext:value-type="float">
            <text:p>0,21719</text:p>
          </table:table-cell>
          <table:table-cell table:style-name="ce20" table:formula="of:=AVERAGE([.S2:.S11])" office:value-type="float" office:value="0.000005818084" calcext:value-type="float">
            <text:p>5,82E-06</text:p>
          </table:table-cell>
          <table:table-cell table:style-name="ce5" table:formula="of:=AVERAGE([.T2:.T11])" office:value-type="float" office:value="0.0000088749749" calcext:value-type="float">
            <text:p>8,8749749E-06</text:p>
          </table:table-cell>
          <table:table-cell table:style-name="ce1" table:number-columns-repeated="48"/>
        </table:table-row>
        <table:table-row table:style-name="ro1"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 mlp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313" calcext:value-type="percentage">
            <text:p>43,13%</text:p>
          </table:table-cell>
          <table:table-cell table:style-name="ce2" office:value-type="percentage" office:value="0.1522" calcext:value-type="percentage">
            <text:p>15,22%</text:p>
          </table:table-cell>
          <table:table-cell table:style-name="ce2" office:value-type="percentage" office:value="0.2258" calcext:value-type="percentage">
            <text:p>22,58%</text:p>
          </table:table-cell>
          <table:table-cell table:style-name="ce9" office:value-type="percentage" office:value="0.1567" calcext:value-type="percentage">
            <text:p>15,67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2" calcext:value-type="percentage">
            <text:p>30,20%</text:p>
          </table:table-cell>
          <table:table-cell table:style-name="ce2" office:value-type="percentage" office:value="0.2069" calcext:value-type="percentage">
            <text:p>20,69%</text:p>
          </table:table-cell>
          <table:table-cell table:style-name="ce2" office:value-type="percentage" office:value="0.2353" calcext:value-type="percentage">
            <text:p>23,53%</text:p>
          </table:table-cell>
          <table:table-cell table:style-name="ce9" office:value-type="percentage" office:value="0.2569" calcext:value-type="percentage">
            <text:p>25,69%</text:p>
          </table:table-cell>
          <table:table-cell office:value-type="string" calcext:value-type="string">
            <text:p>MB_1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2.95" calcext:value-type="float">
            <text:p>2,95</text:p>
          </table:table-cell>
          <table:table-cell office:value-type="float" office:value="5.14" calcext:value-type="float">
            <text:p>5,14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0.109" calcext:value-type="float">
            <text:p>0,109</text:p>
          </table:table-cell>
          <table:table-cell office:value-type="float" office:value="0.114" calcext:value-type="float">
            <text:p>0,114</text:p>
          </table:table-cell>
          <table:table-cell table:style-name="ce12" office:value-type="float" office:value="0.111" calcext:value-type="float">
            <text:p>0,1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813" calcext:value-type="percentage">
            <text:p>48,13%</text:p>
          </table:table-cell>
          <table:table-cell table:style-name="ce2" office:value-type="percentage" office:value="0.1753" calcext:value-type="percentage">
            <text:p>17,53%</text:p>
          </table:table-cell>
          <table:table-cell table:style-name="ce2" office:value-type="percentage" office:value="0.2597" calcext:value-type="percentage">
            <text:p>25,97%</text:p>
          </table:table-cell>
          <table:table-cell office:value-type="percentage" office:value="0.1838" calcext:value-type="percentage">
            <text:p>18,38%</text:p>
          </table:table-cell>
          <table:table-cell office:value-type="string" calcext:value-type="string">
            <text:p>Liver_2</text:p>
          </table:table-cell>
          <table:table-cell table:style-name="ce2" office:value-type="percentage" office:value="0.2088" calcext:value-type="percentage">
            <text:p>20,88%</text:p>
          </table:table-cell>
          <table:table-cell table:style-name="ce2" office:value-type="percentage" office:value="0.2392" calcext:value-type="percentage">
            <text:p>23,92%</text:p>
          </table:table-cell>
          <table:table-cell table:style-name="ce2" office:value-type="percentage" office:value="0.2461" calcext:value-type="percentage">
            <text:p>24,61%</text:p>
          </table:table-cell>
          <table:table-cell table:style-name="ce9" office:value-type="percentage" office:value="0.2824" calcext:value-type="percentage">
            <text:p>28,24%</text:p>
          </table:table-cell>
          <table:table-cell office:value-type="string" calcext:value-type="string">
            <text:p>MB_2</text:p>
          </table:table-cell>
          <table:table-cell office:value-type="float" office:value="0.879" calcext:value-type="float">
            <text:p>0,879</text:p>
          </table:table-cell>
          <table:table-cell office:value-type="float" office:value="0.992" calcext:value-type="float">
            <text:p>0,992</text:p>
          </table:table-cell>
          <table:table-cell office:value-type="float" office:value="0.969" calcext:value-type="float">
            <text:p>0,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T_2</text:p>
          </table:table-cell>
          <table:table-cell office:value-type="float" office:value="0.059" calcext:value-type="float">
            <text:p>0,059</text:p>
          </table:table-cell>
          <table:table-cell office:value-type="float" office:value="0.117" calcext:value-type="float">
            <text:p>0,117</text:p>
          </table:table-cell>
          <table:table-cell office:value-type="float" office:value="0.051" calcext:value-type="float">
            <text:p>0,051</text:p>
          </table:table-cell>
          <table:table-cell table:style-name="ce12" office:value-type="float" office:value="0.072" calcext:value-type="float">
            <text:p>0,07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3</text:p>
          </table:table-cell>
          <table:table-cell table:number-columns-repeated="4"/>
          <table:table-cell office:value-type="string" calcext:value-type="string">
            <text:p>Liver_3</text:p>
          </table:table-cell>
          <table:table-cell table:style-name="ce2" office:value-type="percentage" office:value="0.2676" calcext:value-type="percentage">
            <text:p>26,76%</text:p>
          </table:table-cell>
          <table:table-cell table:style-name="ce2" office:value-type="percentage" office:value="0.2333" calcext:value-type="percentage">
            <text:p>23,33%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9" office:value-type="percentage" office:value="0.2755" calcext:value-type="percentage">
            <text:p>27,55%</text:p>
          </table:table-cell>
          <table:table-cell office:value-type="string" calcext:value-type="string">
            <text:p>MB_3</text:p>
          </table:table-cell>
          <table:table-cell table:number-columns-repeated="4" office:value-type="float" office:value="0.455" calcext:value-type="float">
            <text:p>0,455</text:p>
          </table:table-cell>
          <table:table-cell office:value-type="string" calcext:value-type="string">
            <text:p>NT_3</text:p>
          </table:table-cell>
          <table:table-cell office:value-type="float" office:value="0.176" calcext:value-type="float">
            <text:p>0,176</text:p>
          </table:table-cell>
          <table:table-cell office:value-type="float" office:value="0.253" calcext:value-type="float">
            <text:p>0,253</text:p>
          </table:table-cell>
          <table:table-cell office:value-type="float" office:value="0.1391" calcext:value-type="float">
            <text:p>0,1391</text:p>
          </table:table-cell>
          <table:table-cell table:style-name="ce12" office:value-type="float" office:value="0.618" calcext:value-type="float">
            <text:p>0,61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4</text:p>
          </table:table-cell>
          <table:table-cell table:number-columns-repeated="4"/>
          <table:table-cell office:value-type="string" calcext:value-type="string">
            <text:p>Liver_4</text:p>
          </table:table-cell>
          <table:table-cell table:style-name="ce2" office:value-type="percentage" office:value="0.4941" calcext:value-type="percentage">
            <text:p>49,41%</text:p>
          </table:table-cell>
          <table:table-cell table:style-name="ce2" office:value-type="percentage" office:value="0.4588" calcext:value-type="percentage">
            <text:p>45,88%</text:p>
          </table:table-cell>
          <table:table-cell table:style-name="ce2" office:value-type="percentage" office:value="0.4814" calcext:value-type="percentage">
            <text:p>48,14%</text:p>
          </table:table-cell>
          <table:table-cell table:style-name="ce9" office:value-type="percentage" office:value="0.5353" calcext:value-type="percentage">
            <text:p>53,53%</text:p>
          </table:table-cell>
          <table:table-cell office:value-type="string" calcext:value-type="string">
            <text:p>MB_4</text:p>
          </table:table-cell>
          <table:table-cell office:value-type="float" office:value="0.24" calcext:value-type="float">
            <text:p>0,24</text:p>
          </table:table-cell>
          <table:table-cell office:value-type="float" office:value="0.64" calcext:value-type="float">
            <text:p>0,64</text:p>
          </table:table-cell>
          <table:table-cell office:value-type="float" office:value="2.66" calcext:value-type="float">
            <text:p>2,66</text:p>
          </table:table-cell>
          <table:table-cell office:value-type="float" office:value="3.47" calcext:value-type="float">
            <text:p>3,47</text:p>
          </table:table-cell>
          <table:table-cell office:value-type="string" calcext:value-type="string">
            <text:p>NT_4</text:p>
          </table:table-cell>
          <table:table-cell table:number-columns-repeated="2" office:value-type="float" office:value="0.106" calcext:value-type="float">
            <text:p>0,106</text:p>
          </table:table-cell>
          <table:table-cell office:value-type="float" office:value="0.0992" calcext:value-type="float">
            <text:p>0,0992</text:p>
          </table:table-cell>
          <table:table-cell table:style-name="ce12" office:value-type="float" office:value="0.2369" calcext:value-type="float">
            <text:p>0,236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5</text:p>
          </table:table-cell>
          <table:table-cell table:number-columns-repeated="4"/>
          <table:table-cell office:value-type="string" calcext:value-type="string">
            <text:p>Liver_5</text:p>
          </table:table-cell>
          <table:table-cell table:style-name="ce2" office:value-type="percentage" office:value="0.2412" calcext:value-type="percentage">
            <text:p>24,12%</text:p>
          </table:table-cell>
          <table:table-cell table:style-name="ce2" office:value-type="percentage" office:value="0.2588" calcext:value-type="percentage">
            <text:p>25,88%</text:p>
          </table:table-cell>
          <table:table-cell table:style-name="ce2" office:value-type="percentage" office:value="0.2647" calcext:value-type="percentage">
            <text:p>26,47%</text:p>
          </table:table-cell>
          <table:table-cell table:style-name="ce9" office:value-type="percentage" office:value="0.3373" calcext:value-type="percentage">
            <text:p>33,73%</text:p>
          </table:table-cell>
          <table:table-cell office:value-type="string" calcext:value-type="string">
            <text:p>MB_5</text:p>
          </table:table-cell>
          <table:table-cell table:number-columns-repeated="4"/>
          <table:table-cell office:value-type="string" calcext:value-type="string">
            <text:p>NT_5</text:p>
          </table:table-cell>
          <table:table-cell office:value-type="float" office:value="0.123" calcext:value-type="float">
            <text:p>0,123</text:p>
          </table:table-cell>
          <table:table-cell office:value-type="float" office:value="0.1144" calcext:value-type="float">
            <text:p>0,1144</text:p>
          </table:table-cell>
          <table:table-cell office:value-type="float" office:value="0.0886" calcext:value-type="float">
            <text:p>0,0886</text:p>
          </table:table-cell>
          <table:table-cell table:style-name="ce12" office:value-type="float" office:value="0.0982" calcext:value-type="float">
            <text:p>0,098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6</text:p>
          </table:table-cell>
          <table:table-cell table:number-columns-repeated="4"/>
          <table:table-cell office:value-type="string" calcext:value-type="string">
            <text:p>Liver_6</text:p>
          </table:table-cell>
          <table:table-cell table:style-name="ce2" office:value-type="percentage" office:value="0.1706" calcext:value-type="percentage">
            <text:p>17,06%</text:p>
          </table:table-cell>
          <table:table-cell table:style-name="ce2" office:value-type="percentage" office:value="0.1755" calcext:value-type="percentage">
            <text:p>17,55%</text:p>
          </table:table-cell>
          <table:table-cell table:style-name="ce2" office:value-type="percentage" office:value="0.1471" calcext:value-type="percentage">
            <text:p>14,71%</text:p>
          </table:table-cell>
          <table:table-cell table:style-name="ce9" office:value-type="percentage" office:value="0.1618" calcext:value-type="percentage">
            <text:p>16,18%</text:p>
          </table:table-cell>
          <table:table-cell office:value-type="string" calcext:value-type="string">
            <text:p>MB_6</text:p>
          </table:table-cell>
          <table:table-cell table:number-columns-repeated="4"/>
          <table:table-cell office:value-type="string" calcext:value-type="string">
            <text:p>NT_6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0.053" calcext:value-type="float">
            <text:p>0,053</text:p>
          </table:table-cell>
          <table:table-cell table:style-name="ce12" office:value-type="float" office:value="0.057" calcext:value-type="float">
            <text:p>0,05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7</text:p>
          </table:table-cell>
          <table:table-cell table:number-columns-repeated="4"/>
          <table:table-cell office:value-type="string" calcext:value-type="string">
            <text:p>Liver_7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176" calcext:value-type="percentage">
            <text:p>31,76%</text:p>
          </table:table-cell>
          <table:table-cell office:value-type="string" calcext:value-type="string">
            <text:p>MB_7</text:p>
          </table:table-cell>
          <table:table-cell table:number-columns-repeated="3"/>
          <table:table-cell table:style-name="ce16"/>
          <table:table-cell office:value-type="string" calcext:value-type="string">
            <text:p>NT_7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93" calcext:value-type="float">
            <text:p>0,93</text:p>
          </table:table-cell>
          <table:table-cell table:style-name="ce12" office:value-type="float" office:value="2.83" calcext:value-type="float">
            <text:p>2,8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8</text:p>
          </table:table-cell>
          <table:table-cell table:number-columns-repeated="4"/>
          <table:table-cell office:value-type="string" calcext:value-type="string">
            <text:p>Liver_8</text:p>
          </table:table-cell>
          <table:table-cell table:style-name="ce2" office:value-type="percentage" office:value="0.2471" calcext:value-type="percentage">
            <text:p>24,71%</text:p>
          </table:table-cell>
          <table:table-cell table:style-name="ce2" office:value-type="percentage" office:value="0.301" calcext:value-type="percentage">
            <text:p>30,10%</text:p>
          </table:table-cell>
          <table:table-cell table:style-name="ce2" office:value-type="percentage" office:value="0.2353" calcext:value-type="percentage">
            <text:p>23,53%</text:p>
          </table:table-cell>
          <table:table-cell table:style-name="ce9" office:value-type="percentage" office:value="0.2373" calcext:value-type="percentage">
            <text:p>23,73%</text:p>
          </table:table-cell>
          <table:table-cell office:value-type="string" calcext:value-type="string">
            <text:p>MB_8</text:p>
          </table:table-cell>
          <table:table-cell table:number-columns-repeated="4"/>
          <table:table-cell office:value-type="string" calcext:value-type="string">
            <text:p>NT_8</text:p>
          </table:table-cell>
          <table:table-cell office:value-type="float" office:value="0.0863" calcext:value-type="float">
            <text:p>0,0863</text:p>
          </table:table-cell>
          <table:table-cell office:value-type="float" office:value="0.17" calcext:value-type="float">
            <text:p>0,17</text:p>
          </table:table-cell>
          <table:table-cell office:value-type="float" office:value="0.0589" calcext:value-type="float">
            <text:p>0,0589</text:p>
          </table:table-cell>
          <table:table-cell table:style-name="ce12" office:value-type="float" office:value="0.0718" calcext:value-type="float">
            <text:p>0,071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9</text:p>
          </table:table-cell>
          <table:table-cell table:number-columns-repeated="4"/>
          <table:table-cell office:value-type="string" calcext:value-type="string">
            <text:p>Liver_9</text:p>
          </table:table-cell>
          <table:table-cell table:style-name="ce2" office:value-type="percentage" office:value="0.3588" calcext:value-type="percentage">
            <text:p>35,88%</text:p>
          </table:table-cell>
          <table:table-cell table:style-name="ce2" office:value-type="percentage" office:value="0.3265" calcext:value-type="percentage">
            <text:p>32,65%</text:p>
          </table:table-cell>
          <table:table-cell table:style-name="ce2" office:value-type="percentage" office:value="0.4049" calcext:value-type="percentage">
            <text:p>40,49%</text:p>
          </table:table-cell>
          <table:table-cell office:value-type="percentage" office:value="0.4206" calcext:value-type="percentage">
            <text:p>42,06%</text:p>
          </table:table-cell>
          <table:table-cell office:value-type="string" calcext:value-type="string">
            <text:p>MB_9</text:p>
          </table:table-cell>
          <table:table-cell table:number-columns-repeated="4"/>
          <table:table-cell office:value-type="string" calcext:value-type="string">
            <text:p>NT_9</text:p>
          </table:table-cell>
          <table:table-cell office:value-type="float" office:value="0.1727" calcext:value-type="float">
            <text:p>0,1727</text:p>
          </table:table-cell>
          <table:table-cell office:value-type="float" office:value="0.18" calcext:value-type="float">
            <text:p>0,18</text:p>
          </table:table-cell>
          <table:table-cell office:value-type="float" office:value="0.193" calcext:value-type="float">
            <text:p>0,193</text:p>
          </table:table-cell>
          <table:table-cell table:style-name="ce12" office:value-type="float" office:value="0.196" calcext:value-type="float">
            <text:p>0,19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Spiral_10</text:p>
          </table:table-cell>
          <table:table-cell table:number-columns-repeated="4"/>
          <table:table-cell office:value-type="string" calcext:value-type="string">
            <text:p>Liver_10</text:p>
          </table:table-cell>
          <table:table-cell table:style-name="ce2" office:value-type="percentage" office:value="0.3549" calcext:value-type="percentage">
            <text:p>35,49%</text:p>
          </table:table-cell>
          <table:table-cell table:style-name="ce2" office:value-type="percentage" office:value="0.3216" calcext:value-type="percentage">
            <text:p>32,16%</text:p>
          </table:table-cell>
          <table:table-cell table:style-name="ce2" office:value-type="percentage" office:value="0.351" calcext:value-type="percentage">
            <text:p>35,10%</text:p>
          </table:table-cell>
          <table:table-cell office:value-type="percentage" office:value="0.3657" calcext:value-type="percentage">
            <text:p>36,57%</text:p>
          </table:table-cell>
          <table:table-cell office:value-type="string" calcext:value-type="string">
            <text:p>MB_10</text:p>
          </table:table-cell>
          <table:table-cell table:number-columns-repeated="4"/>
          <table:table-cell office:value-type="string" calcext:value-type="string">
            <text:p>NT_10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33" calcext:value-type="float">
            <text:p>0,133</text:p>
          </table:table-cell>
          <table:table-cell table:style-name="ce12" office:value-type="float" office:value="0.604" calcext:value-type="float">
            <text:p>0,604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16:.B25])" office:value-type="percentage" office:value="0.4563" calcext:value-type="percentage">
            <text:p>45,63%</text:p>
          </table:table-cell>
          <table:table-cell table:style-name="ce3" table:formula="of:=AVERAGE([.C16:.C25])" office:value-type="percentage" office:value="0.16375" calcext:value-type="percentage">
            <text:p>16,38%</text:p>
          </table:table-cell>
          <table:table-cell table:style-name="ce3" table:formula="of:=AVERAGE([.D16:.D25])" office:value-type="percentage" office:value="0.24275" calcext:value-type="percentage">
            <text:p>24,28%</text:p>
          </table:table-cell>
          <table:table-cell table:style-name="ce3" table:formula="of:=AVERAGE([.E16:.E25])" office:value-type="percentage" office:value="0.17025" calcext:value-type="percentage">
            <text:p>17,03%</text:p>
          </table:table-cell>
          <table:table-cell table:style-name="ce1"/>
          <table:table-cell table:style-name="ce3" table:formula="of:=AVERAGE([.G16:.G25])" office:value-type="percentage" office:value="0.29529" calcext:value-type="percentage">
            <text:p>29,53%</text:p>
          </table:table-cell>
          <table:table-cell table:style-name="ce3" table:formula="of:=AVERAGE([.H16:.H25])" office:value-type="percentage" office:value="0.28412" calcext:value-type="percentage">
            <text:p>28,41%</text:p>
          </table:table-cell>
          <table:table-cell table:style-name="ce3" table:formula="of:=AVERAGE([.I16:.I25])" office:value-type="percentage" office:value="0.29373" calcext:value-type="percentage">
            <text:p>29,37%</text:p>
          </table:table-cell>
          <table:table-cell table:style-name="ce3" table:formula="of:=AVERAGE([.J16:.J25])" office:value-type="percentage" office:value="0.31904" calcext:value-type="percentage">
            <text:p>31,90%</text:p>
          </table:table-cell>
          <table:table-cell table:style-name="ce1"/>
          <table:table-cell table:style-name="ce5" table:formula="of:=AVERAGE([.L16:.L25])" office:value-type="float" office:value="0.496" calcext:value-type="float">
            <text:p>0,496</text:p>
          </table:table-cell>
          <table:table-cell table:style-name="ce5" table:formula="of:=AVERAGE([.M16:.M25])" office:value-type="float" office:value="0.62675" calcext:value-type="float">
            <text:p>0,62675</text:p>
          </table:table-cell>
          <table:table-cell table:style-name="ce5" table:formula="of:=AVERAGE([.N16:.N25])" office:value-type="float" office:value="1.7585" calcext:value-type="float">
            <text:p>1,7585</text:p>
          </table:table-cell>
          <table:table-cell table:style-name="ce5" table:formula="of:=AVERAGE([.O16:.O25])" office:value-type="float" office:value="2.51625" calcext:value-type="float">
            <text:p>2,51625</text:p>
          </table:table-cell>
          <table:table-cell table:style-name="ce1"/>
          <table:table-cell table:style-name="ce5" table:formula="of:=AVERAGE([.Q16:.Q25])" office:value-type="float" office:value="0.2133" calcext:value-type="float">
            <text:p>0,2133</text:p>
          </table:table-cell>
          <table:table-cell table:style-name="ce5" table:formula="of:=AVERAGE([.R16:.R25])" office:value-type="float" office:value="0.23594" calcext:value-type="float">
            <text:p>0,23594</text:p>
          </table:table-cell>
          <table:table-cell table:style-name="ce5" table:formula="of:=AVERAGE([.S16:.S25])" office:value-type="float" office:value="0.18598" calcext:value-type="float">
            <text:p>0,18598</text:p>
          </table:table-cell>
          <table:table-cell table:style-name="ce5" table:formula="of:=AVERAGE([.T16:.T25])" office:value-type="float" office:value="0.48949" calcext:value-type="float">
            <text:p>0,48949</text:p>
          </table:table-cell>
          <table:table-cell table:number-columns-repeated="48"/>
        </table:table-row>
        <table:table-row table:style-name="ro1"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829" calcext:value-type="percentage">
            <text:p>18,29%</text:p>
          </table:table-cell>
          <table:table-cell table:style-name="ce2" office:value-type="percentage" office:value="0.1857" calcext:value-type="percentage">
            <text:p>18,57%</text:p>
          </table:table-cell>
          <table:table-cell table:style-name="ce9" office:value-type="percentage" office:value="0.18" calcext:value-type="percentage">
            <text:p>18,00%</text:p>
          </table:table-cell>
          <table:table-cell office:value-type="string" calcext:value-type="string">
            <text:p>Z_f_s_1</text:p>
          </table:table-cell>
          <table:table-cell table:number-columns-repeated="2" table:style-name="ce2" office:value-type="percentage" office:value="0.1033" calcext:value-type="percentage">
            <text:p>10,33%</text:p>
          </table:table-cell>
          <table:table-cell table:style-name="ce2" office:value-type="percentage" office:value="0.0989" calcext:value-type="percentage">
            <text:p>9,89%</text:p>
          </table:table-cell>
          <table:table-cell table:style-name="ce3" office:value-type="percentage" office:value="0.0911" calcext:value-type="percentage">
            <text:p>9,11%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" office:value-type="percentage" office:value="0.2362" calcext:value-type="percentage">
            <text:p>23,62%</text:p>
          </table:table-cell>
          <table:table-cell table:style-name="ce2" office:value-type="percentage" office:value="0.201" calcext:value-type="percentage">
            <text:p>20,10%</text:p>
          </table:table-cell>
          <table:table-cell table:style-name="ce2" office:value-type="percentage" office:value="0.1562" calcext:value-type="percentage">
            <text:p>15,62%</text:p>
          </table:table-cell>
          <table:table-cell table:style-name="ce9" office:value-type="percentage" office:value="0.1467" calcext:value-type="percentage">
            <text:p>14,67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0378" calcext:value-type="percentage">
            <text:p>3,78%</text:p>
          </table:table-cell>
          <table:table-cell table:style-name="ce2" office:value-type="percentage" office:value="0.0433" calcext:value-type="percentage">
            <text:p>4,33%</text:p>
          </table:table-cell>
          <table:table-cell table:style-name="ce2" office:value-type="percentage" office:value="0.0356" calcext:value-type="percentage">
            <text:p>3,56%</text:p>
          </table:table-cell>
          <table:table-cell table:style-name="ce9" office:value-type="percentage" office:value="0.04" calcext:value-type="percentage">
            <text:p>4,00%</text:p>
          </table:table-cell>
          <table:table-cell office:value-type="string" calcext:value-type="string">
            <text:p>Quake_1</text:p>
          </table:table-cell>
          <table:table-cell table:number-columns-repeated="4"/>
          <table:table-cell office:value-type="string" calcext:value-type="string">
            <text:p>Wankara_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" office:value-type="percentage" office:value="0.0886" calcext:value-type="percentage">
            <text:p>8,86%</text:p>
          </table:table-cell>
          <table:table-cell table:style-name="ce2" office:value-type="percentage" office:value="0.059" calcext:value-type="percentage">
            <text:p>5,90%</text:p>
          </table:table-cell>
          <table:table-cell table:style-name="ce2" office:value-type="percentage" office:value="0.0629" calcext:value-type="percentage">
            <text:p>6,29%</text:p>
          </table:table-cell>
          <table:table-cell table:style-name="ce9" office:value-type="percentage" office:value="0.0752" calcext:value-type="percentage">
            <text:p>7,52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0767" calcext:value-type="percentage">
            <text:p>7,67%</text:p>
          </table:table-cell>
          <table:table-cell table:style-name="ce2" office:value-type="percentage" office:value="0.1078" calcext:value-type="percentage">
            <text:p>10,78%</text:p>
          </table:table-cell>
          <table:table-cell table:style-name="ce2" office:value-type="percentage" office:value="0.0989" calcext:value-type="percentage">
            <text:p>9,89%</text:p>
          </table:table-cell>
          <table:table-cell table:style-name="ce9" office:value-type="percentage" office:value="0.1211" calcext:value-type="percentage">
            <text:p>12,11%</text:p>
          </table:table-cell>
          <table:table-cell office:value-type="string" calcext:value-type="string">
            <text:p>Quake_2</text:p>
          </table:table-cell>
          <table:table-cell table:number-columns-repeated="4"/>
          <table:table-cell office:value-type="string" calcext:value-type="string">
            <text:p>Wankara_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" office:value-type="percentage" office:value="0.1057" calcext:value-type="percentage">
            <text:p>10,57%</text:p>
          </table:table-cell>
          <table:table-cell table:style-name="ce2" office:value-type="percentage" office:value="0.0962" calcext:value-type="percentage">
            <text:p>9,62%</text:p>
          </table:table-cell>
          <table:table-cell table:style-name="ce2" office:value-type="percentage" office:value="0.1086" calcext:value-type="percentage">
            <text:p>10,86%</text:p>
          </table:table-cell>
          <table:table-cell table:style-name="ce9" office:value-type="percentage" office:value="0.1324" calcext:value-type="percentage">
            <text:p>13,24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456" calcext:value-type="percentage">
            <text:p>4,56%</text:p>
          </table:table-cell>
          <table:table-cell table:style-name="ce2" office:value-type="percentage" office:value="0.0422" calcext:value-type="percentage">
            <text:p>4,22%</text:p>
          </table:table-cell>
          <table:table-cell table:style-name="ce2" office:value-type="percentage" office:value="0.0367" calcext:value-type="percentage">
            <text:p>3,67%</text:p>
          </table:table-cell>
          <table:table-cell table:style-name="ce9" office:value-type="percentage" office:value="0.0344" calcext:value-type="percentage">
            <text:p>3,44%</text:p>
          </table:table-cell>
          <table:table-cell office:value-type="string" calcext:value-type="string">
            <text:p>Quake_3</text:p>
          </table:table-cell>
          <table:table-cell table:number-columns-repeated="4"/>
          <table:table-cell office:value-type="string" calcext:value-type="string">
            <text:p>Wankara_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" office:value-type="percentage" office:value="0.0286" calcext:value-type="percentage">
            <text:p>2,86%</text:p>
          </table:table-cell>
          <table:table-cell table:style-name="ce2" office:value-type="percentage" office:value="0.06" calcext:value-type="percentage">
            <text:p>6,00%</text:p>
          </table:table-cell>
          <table:table-cell table:style-name="ce2" office:value-type="percentage" office:value="0.0305" calcext:value-type="percentage">
            <text:p>3,05%</text:p>
          </table:table-cell>
          <table:table-cell table:style-name="ce9" office:value-type="percentage" office:value="0.0867" calcext:value-type="percentage">
            <text:p>8,67%</text:p>
          </table:table-cell>
          <table:table-cell office:value-type="string" calcext:value-type="string">
            <text:p>Z_f_s_5</text:p>
          </table:table-cell>
          <table:table-cell table:number-columns-repeated="3" table:style-name="ce2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Quake_4</text:p>
          </table:table-cell>
          <table:table-cell table:number-columns-repeated="4"/>
          <table:table-cell office:value-type="string" calcext:value-type="string">
            <text:p>Wankara_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" office:value-type="percentage" office:value="0.1419" calcext:value-type="percentage">
            <text:p>14,19%</text:p>
          </table:table-cell>
          <table:table-cell table:style-name="ce2" office:value-type="percentage" office:value="0.1524" calcext:value-type="percentage">
            <text:p>15,24%</text:p>
          </table:table-cell>
          <table:table-cell table:style-name="ce2" office:value-type="percentage" office:value="0.1429" calcext:value-type="percentage">
            <text:p>14,29%</text:p>
          </table:table-cell>
          <table:table-cell table:style-name="ce9" office:value-type="percentage" office:value="0.1486" calcext:value-type="percentage">
            <text:p>14,86%</text:p>
          </table:table-cell>
          <table:table-cell office:value-type="string" calcext:value-type="string">
            <text:p>Z_f_s_6</text:p>
          </table:table-cell>
          <table:table-cell table:number-columns-repeated="3" table:style-name="ce2" office:value-type="percentage" office:value="0" calcext:value-type="percentage">
            <text:p>0,00%</text:p>
          </table:table-cell>
          <table:table-cell table:style-name="ce9"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4"/>
          <table:table-cell office:value-type="string" calcext:value-type="string">
            <text:p>Wankara_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" office:value-type="percentage" office:value="0.0981" calcext:value-type="percentage">
            <text:p>9,81%</text:p>
          </table:table-cell>
          <table:table-cell table:style-name="ce2" office:value-type="percentage" office:value="0.1248" calcext:value-type="percentage">
            <text:p>12,48%</text:p>
          </table:table-cell>
          <table:table-cell table:style-name="ce2" office:value-type="percentage" office:value="0.1267" calcext:value-type="percentage">
            <text:p>12,67%</text:p>
          </table:table-cell>
          <table:table-cell table:style-name="ce9" office:value-type="percentage" office:value="0.1714" calcext:value-type="percentage">
            <text:p>17,14%</text:p>
          </table:table-cell>
          <table:table-cell office:value-type="string" calcext:value-type="string">
            <text:p>Z_f_s_7</text:p>
          </table:table-cell>
          <table:table-cell table:style-name="ce2" office:value-type="percentage" office:value="0.1156" calcext:value-type="percentage">
            <text:p>11,56%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2" office:value-type="percentage" office:value="0.0977" calcext:value-type="percentage">
            <text:p>9,77%</text:p>
          </table:table-cell>
          <table:table-cell office:value-type="percentage" office:value="0.08" calcext:value-type="percentage">
            <text:p>8,00%</text:p>
          </table:table-cell>
          <table:table-cell office:value-type="string" calcext:value-type="string">
            <text:p>Quake_6</text:p>
          </table:table-cell>
          <table:table-cell table:number-columns-repeated="4"/>
          <table:table-cell office:value-type="string" calcext:value-type="string">
            <text:p>Wankara_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3"/>
          <table:table-cell table:style-name="ce9"/>
          <table:table-cell office:value-type="string" calcext:value-type="string">
            <text:p>Z_f_s_8</text:p>
          </table:table-cell>
          <table:table-cell table:style-name="ce2" office:value-type="percentage" office:value="0.09" calcext:value-type="percentage">
            <text:p>9,00%</text:p>
          </table:table-cell>
          <table:table-cell table:style-name="ce2" office:value-type="percentage" office:value="0.0878" calcext:value-type="percentage">
            <text:p>8,78%</text:p>
          </table:table-cell>
          <table:table-cell table:style-name="ce2" office:value-type="percentage" office:value="0.0711" calcext:value-type="percentage">
            <text:p>7,11%</text:p>
          </table:table-cell>
          <table:table-cell office:value-type="percentage" office:value="0.0678" calcext:value-type="percentage">
            <text:p>6,78%</text:p>
          </table:table-cell>
          <table:table-cell office:value-type="string" calcext:value-type="string">
            <text:p>Quake_7</text:p>
          </table:table-cell>
          <table:table-cell table:number-columns-repeated="4"/>
          <table:table-cell office:value-type="string" calcext:value-type="string">
            <text:p>Wankara_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onosphere_9</text:p>
          </table:table-cell>
          <table:table-cell table:number-columns-repeated="3"/>
          <table:table-cell table:style-name="ce9"/>
          <table:table-cell office:value-type="string" calcext:value-type="string">
            <text:p>Z_f_s_9</text:p>
          </table:table-cell>
          <table:table-cell table:number-columns-repeated="3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8</text:p>
          </table:table-cell>
          <table:table-cell table:number-columns-repeated="4"/>
          <table:table-cell office:value-type="string" calcext:value-type="string">
            <text:p>Wankara_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Ionosphere_10</text:p>
          </table:table-cell>
          <table:table-cell table:number-columns-repeated="3"/>
          <table:table-cell table:style-name="ce9"/>
          <table:table-cell office:value-type="string" calcext:value-type="string">
            <text:p>Z_f_s_10</text:p>
          </table:table-cell>
          <table:table-cell table:number-columns-repeated="4"/>
          <table:table-cell office:value-type="string" calcext:value-type="string">
            <text:p>Quake_9</text:p>
          </table:table-cell>
          <table:table-cell table:number-columns-repeated="4"/>
          <table:table-cell office:value-type="string" calcext:value-type="string">
            <text:p>Wankara_9</text:p>
          </table:table-cell>
          <table:table-cell table:number-columns-repeated="52"/>
        </table:table-row>
        <table:table-row table:style-name="ro1">
          <table:table-cell table:style-name="ce1"/>
          <table:table-cell table:style-name="ce3" table:formula="of:=AVERAGE([.B30:.B39])" office:value-type="percentage" office:value="0.129671428571429" calcext:value-type="percentage">
            <text:p>12,97%</text:p>
          </table:table-cell>
          <table:table-cell table:style-name="ce3" table:formula="of:=AVERAGE([.C30:.C39])" office:value-type="percentage" office:value="0.125185714285714" calcext:value-type="percentage">
            <text:p>12,52%</text:p>
          </table:table-cell>
          <table:table-cell table:style-name="ce3" table:formula="of:=AVERAGE([.D30:.D39])" office:value-type="percentage" office:value="0.116214285714286" calcext:value-type="percentage">
            <text:p>11,62%</text:p>
          </table:table-cell>
          <table:table-cell table:style-name="ce3" table:formula="of:=AVERAGE([.E30:.E39])" office:value-type="percentage" office:value="0.134428571428571" calcext:value-type="percentage">
            <text:p>13,44%</text:p>
          </table:table-cell>
          <table:table-cell table:style-name="ce1"/>
          <table:table-cell table:style-name="ce3" table:formula="of:=AVERAGE([.G30:.G39])" office:value-type="percentage" office:value="0.0521111111111111" calcext:value-type="percentage">
            <text:p>5,21%</text:p>
          </table:table-cell>
          <table:table-cell table:style-name="ce3" table:formula="of:=AVERAGE([.H30:.H39])" office:value-type="percentage" office:value="0.0538222222222222" calcext:value-type="percentage">
            <text:p>5,38%</text:p>
          </table:table-cell>
          <table:table-cell table:style-name="ce3" table:formula="of:=AVERAGE([.I30:.I39])" office:value-type="percentage" office:value="0.0487666666666667" calcext:value-type="percentage">
            <text:p>4,88%</text:p>
          </table:table-cell>
          <table:table-cell table:style-name="ce3" table:formula="of:=AVERAGE([.J30:.J39])" office:value-type="percentage" office:value="0.0482666666666667" calcext:value-type="percentage">
            <text:p>4,83%</text:p>
          </table:table-cell>
          <table:table-cell office:value-type="string" calcext:value-type="string">
            <text:p>Quake_10</text:p>
          </table:table-cell>
          <table:table-cell table:number-columns-repeated="4"/>
          <table:table-cell office:value-type="string" calcext:value-type="string">
            <text:p>Wankara_10</text:p>
          </table:table-cell>
          <table:table-cell table:number-columns-repeated="52"/>
        </table:table-row>
        <table:table-row table:style-name="ro1">
          <table:table-cell table:number-columns-repeated="9"/>
          <table:table-cell table:style-name="Default"/>
          <table:table-cell table:style-name="ce1" table:number-columns-repeated="4"/>
          <table:table-cell table:style-name="ce5" table:formula="of:=AVERAGE([.O31:.O40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formula="of:=AVERAGE([.T31:.T40])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3667" calcext:value-type="percentage">
            <text:p>36,67%</text:p>
          </table:table-cell>
          <table:table-cell table:style-name="ce2" office:value-type="percentage" office:value="0.3872" calcext:value-type="percentage">
            <text:p>38,72%</text:p>
          </table:table-cell>
          <table:table-cell table:style-name="ce2" office:value-type="percentage" office:value="0.3077" calcext:value-type="percentage">
            <text:p>30,77%</text:p>
          </table:table-cell>
          <table:table-cell table:style-name="ce9" office:value-type="percentage" office:value="0.3077" calcext:value-type="percentage">
            <text:p>30,77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184" calcext:value-type="percentage">
            <text:p>18,40%</text:p>
          </table:table-cell>
          <table:table-cell table:style-name="ce2" office:value-type="percentage" office:value="0.1877" calcext:value-type="percentage">
            <text:p>18,77%</text:p>
          </table:table-cell>
          <table:table-cell table:style-name="ce2" office:value-type="percentage" office:value="0.2074" calcext:value-type="percentage">
            <text:p>20,74%</text:p>
          </table:table-cell>
          <table:table-cell office:value-type="percentage" office:value="0.2222" calcext:value-type="percentage">
            <text:p>22,22%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2538" calcext:value-type="percentage">
            <text:p>25,38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159" calcext:value-type="percentage">
            <text:p>15,90%</text:p>
          </table:table-cell>
          <table:table-cell table:style-name="ce9" office:value-type="percentage" office:value="0.1436" calcext:value-type="percentage">
            <text:p>14,36%</text:p>
          </table:table-cell>
          <table:table-cell office:value-type="string" calcext:value-type="string">
            <text:p>Heart2</text:p>
          </table:table-cell>
          <table:table-cell table:number-columns-repeated="4"/>
          <table:table-cell office:value-type="string" calcext:value-type="string">
            <text:p>Laser_1</text:p>
          </table:table-cell>
          <table:table-cell table:number-columns-repeated="3"/>
          <table:table-cell table:style-name="ce5" office:value-type="float" office:value="0.1233" calcext:value-type="float">
            <text:p>0,1233</text:p>
          </table:table-cell>
          <table:table-cell office:value-type="string" calcext:value-type="string">
            <text:p>Housing_1</text:p>
          </table:table-cell>
          <table:table-cell table:number-columns-repeated="3"/>
          <table:table-cell office:value-type="float" office:value="1028.99" calcext:value-type="float">
            <text:p>1028,9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641" calcext:value-type="percentage">
            <text:p>16,41%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9" office:value-type="percentage" office:value="0.3077" calcext:value-type="percentage">
            <text:p>30,77%</text:p>
          </table:table-cell>
          <table:table-cell office:value-type="string" calcext:value-type="string">
            <text:p>Heart3</text:p>
          </table:table-cell>
          <table:table-cell table:number-columns-repeated="4"/>
          <table:table-cell office:value-type="string" calcext:value-type="string">
            <text:p>Laser_2</text:p>
          </table:table-cell>
          <table:table-cell table:number-columns-repeated="3"/>
          <table:table-cell table:style-name="ce5" office:value-type="float" office:value="0.875" calcext:value-type="float">
            <text:p>0,875</text:p>
          </table:table-cell>
          <table:table-cell office:value-type="string" calcext:value-type="string">
            <text:p>Housing_2</text:p>
          </table:table-cell>
          <table:table-cell table:number-columns-repeated="3"/>
          <table:table-cell office:value-type="float" office:value="802.64" calcext:value-type="float">
            <text:p>802,6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4</text:p>
          </table:table-cell>
          <table:table-cell table:number-columns-repeated="3"/>
          <table:table-cell table:style-name="ce9"/>
          <table:table-cell office:value-type="string" calcext:value-type="string">
            <text:p>Heart4</text:p>
          </table:table-cell>
          <table:table-cell table:number-columns-repeated="4"/>
          <table:table-cell office:value-type="string" calcext:value-type="string">
            <text:p>Laser_3</text:p>
          </table:table-cell>
          <table:table-cell table:number-columns-repeated="3"/>
          <table:table-cell table:style-name="ce5" office:value-type="float" office:value="0.7377" calcext:value-type="float">
            <text:p>0,7377</text:p>
          </table:table-cell>
          <table:table-cell office:value-type="string" calcext:value-type="string">
            <text:p>Housing_3</text:p>
          </table:table-cell>
          <table:table-cell table:number-columns-repeated="3"/>
          <table:table-cell office:value-type="float" office:value="672.6" calcext:value-type="float">
            <text:p>672,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3"/>
          <table:table-cell table:style-name="ce9"/>
          <table:table-cell office:value-type="string" calcext:value-type="string">
            <text:p>Heart5</text:p>
          </table:table-cell>
          <table:table-cell table:number-columns-repeated="4"/>
          <table:table-cell office:value-type="string" calcext:value-type="string">
            <text:p>Laser_4</text:p>
          </table:table-cell>
          <table:table-cell table:number-columns-repeated="3"/>
          <table:table-cell table:style-name="ce5" office:value-type="float" office:value="0.9431" calcext:value-type="float">
            <text:p>0,9431</text:p>
          </table:table-cell>
          <table:table-cell office:value-type="string" calcext:value-type="string">
            <text:p>Housing_4</text:p>
          </table:table-cell>
          <table:table-cell table:number-columns-repeated="3"/>
          <table:table-cell office:value-type="float" office:value="1695.54" calcext:value-type="float">
            <text:p>1695,5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6</text:p>
          </table:table-cell>
          <table:table-cell table:number-columns-repeated="3"/>
          <table:table-cell table:style-name="ce9"/>
          <table:table-cell office:value-type="string" calcext:value-type="string">
            <text:p>Heart6</text:p>
          </table:table-cell>
          <table:table-cell table:number-columns-repeated="4"/>
          <table:table-cell office:value-type="string" calcext:value-type="string">
            <text:p>Laser_5</text:p>
          </table:table-cell>
          <table:table-cell table:number-columns-repeated="3"/>
          <table:table-cell table:style-name="ce5" office:value-type="float" office:value="0.8819" calcext:value-type="float">
            <text:p>0,8819</text:p>
          </table:table-cell>
          <table:table-cell office:value-type="string" calcext:value-type="string">
            <text:p>Housing_5</text:p>
          </table:table-cell>
          <table:table-cell table:number-columns-repeated="3"/>
          <table:table-cell office:value-type="float" office:value="1206.58" calcext:value-type="float">
            <text:p>1206,5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7</text:p>
          </table:table-cell>
          <table:table-cell table:number-columns-repeated="3"/>
          <table:table-cell table:style-name="ce9"/>
          <table:table-cell office:value-type="string" calcext:value-type="string">
            <text:p>Heart7</text:p>
          </table:table-cell>
          <table:table-cell table:number-columns-repeated="4"/>
          <table:table-cell office:value-type="string" calcext:value-type="string">
            <text:p>Laser_6</text:p>
          </table:table-cell>
          <table:table-cell table:number-columns-repeated="3"/>
          <table:table-cell table:style-name="ce5" office:value-type="float" office:value="0.28211" calcext:value-type="float">
            <text:p>0,28211</text:p>
          </table:table-cell>
          <table:table-cell office:value-type="string" calcext:value-type="string">
            <text:p>Housing_6</text:p>
          </table:table-cell>
          <table:table-cell table:number-columns-repeated="3"/>
          <table:table-cell office:value-type="float" office:value="815.01" calcext:value-type="float">
            <text:p>815,0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8</text:p>
          </table:table-cell>
          <table:table-cell table:number-columns-repeated="3"/>
          <table:table-cell table:style-name="ce9"/>
          <table:table-cell office:value-type="string" calcext:value-type="string">
            <text:p>Heart8</text:p>
          </table:table-cell>
          <table:table-cell table:number-columns-repeated="4"/>
          <table:table-cell office:value-type="string" calcext:value-type="string">
            <text:p>Laser_7</text:p>
          </table:table-cell>
          <table:table-cell table:number-columns-repeated="3"/>
          <table:table-cell table:style-name="ce4" office:value-type="float" office:value="0.3374" calcext:value-type="float">
            <text:p>0,3374</text:p>
          </table:table-cell>
          <table:table-cell office:value-type="string" calcext:value-type="string">
            <text:p>Housing_7</text:p>
          </table:table-cell>
          <table:table-cell table:number-columns-repeated="3"/>
          <table:table-cell office:value-type="float" office:value="915.04" calcext:value-type="float">
            <text:p>915,0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9</text:p>
          </table:table-cell>
          <table:table-cell table:number-columns-repeated="4"/>
          <table:table-cell office:value-type="string" calcext:value-type="string">
            <text:p>Heart9</text:p>
          </table:table-cell>
          <table:table-cell table:number-columns-repeated="4"/>
          <table:table-cell office:value-type="string" calcext:value-type="string">
            <text:p>Laser_8</text:p>
          </table:table-cell>
          <table:table-cell table:number-columns-repeated="3"/>
          <table:table-cell table:style-name="ce4" office:value-type="float" office:value="0.3941" calcext:value-type="float">
            <text:p>0,3941</text:p>
          </table:table-cell>
          <table:table-cell office:value-type="string" calcext:value-type="string">
            <text:p>Housing_8</text:p>
          </table:table-cell>
          <table:table-cell table:number-columns-repeated="3"/>
          <table:table-cell office:value-type="float" office:value="1117.49" calcext:value-type="float">
            <text:p>1117,4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Hayes_roth_10</text:p>
          </table:table-cell>
          <table:table-cell table:number-columns-repeated="4"/>
          <table:table-cell office:value-type="string" calcext:value-type="string">
            <text:p>Heart10</text:p>
          </table:table-cell>
          <table:table-cell table:number-columns-repeated="4"/>
          <table:table-cell office:value-type="string" calcext:value-type="string">
            <text:p>Laser_9</text:p>
          </table:table-cell>
          <table:table-cell table:number-columns-repeated="3"/>
          <table:table-cell table:style-name="ce4" office:value-type="float" office:value="0.098" calcext:value-type="float">
            <text:p>0,098</text:p>
          </table:table-cell>
          <table:table-cell office:value-type="string" calcext:value-type="string">
            <text:p>Housing_9</text:p>
          </table:table-cell>
          <table:table-cell table:number-columns-repeated="3"/>
          <table:table-cell office:value-type="float" office:value="872.84" calcext:value-type="float">
            <text:p>872,84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45:.B54])" office:value-type="percentage" office:value="0.288033333333333" calcext:value-type="percentage">
            <text:p>28,80%</text:p>
          </table:table-cell>
          <table:table-cell table:style-name="ce3" table:formula="of:=AVERAGE([.C45:.C54])" office:value-type="percentage" office:value="0.283766666666667" calcext:value-type="percentage">
            <text:p>28,38%</text:p>
          </table:table-cell>
          <table:table-cell table:style-name="ce3" table:formula="of:=AVERAGE([.D45:.D54])" office:value-type="percentage" office:value="0.236766666666667" calcext:value-type="percentage">
            <text:p>23,68%</text:p>
          </table:table-cell>
          <table:table-cell table:style-name="ce3" table:formula="of:=AVERAGE([.E45:.E54])" office:value-type="percentage" office:value="0.253" calcext:value-type="percentage">
            <text:p>25,30%</text:p>
          </table:table-cell>
          <table:table-cell table:style-name="ce1"/>
          <table:table-cell table:style-name="ce3" table:formula="of:=AVERAGE([.G45:.G54])" office:value-type="percentage" office:value="0.184" calcext:value-type="percentage">
            <text:p>18,40%</text:p>
          </table:table-cell>
          <table:table-cell table:style-name="ce3" table:formula="of:=AVERAGE([.H45:.H54])" office:value-type="percentage" office:value="0.1877" calcext:value-type="percentage">
            <text:p>18,77%</text:p>
          </table:table-cell>
          <table:table-cell table:style-name="ce3" table:formula="of:=AVERAGE([.I45:.I54])" office:value-type="percentage" office:value="0.2074" calcext:value-type="percentage">
            <text:p>20,74%</text:p>
          </table:table-cell>
          <table:table-cell table:style-name="ce3" table:formula="of:=AVERAGE([.J45:.J54])" office:value-type="percentage" office:value="0.2222" calcext:value-type="percentage">
            <text:p>22,22%</text:p>
          </table:table-cell>
          <table:table-cell office:value-type="string" calcext:value-type="string">
            <text:p>Laser_10</text:p>
          </table:table-cell>
          <table:table-cell table:number-columns-repeated="3"/>
          <table:table-cell table:style-name="ce4" office:value-type="float" office:value="0.6149" calcext:value-type="float">
            <text:p>0,6149</text:p>
          </table:table-cell>
          <table:table-cell office:value-type="string" calcext:value-type="string">
            <text:p>Housing_10</text:p>
          </table:table-cell>
          <table:table-cell table:number-columns-repeated="3"/>
          <table:table-cell office:value-type="float" office:value="662.57" calcext:value-type="float">
            <text:p>662,57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Default"/>
          <table:table-cell table:style-name="ce1" table:number-columns-repeated="4"/>
          <table:table-cell table:style-name="ce5" table:formula="of:=AVERAGE([.O46:.O55])" office:value-type="float" office:value="0.528751" calcext:value-type="float">
            <text:p>0,528751</text:p>
          </table:table-cell>
          <table:table-cell table:style-name="ce1" table:number-columns-repeated="4"/>
          <table:table-cell table:style-name="ce5" table:formula="of:=AVERAGE([.T46:.T55])" office:value-type="float" office:value="978.93" calcext:value-type="float">
            <text:p>978,93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alance_1</text:p>
          </table:table-cell>
          <table:table-cell table:number-columns-repeated="3"/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nf_s_1</text:p>
          </table:table-cell>
          <table:table-cell table:number-columns-repeated="3"/>
          <table:table-cell office:value-type="percentage" office:value="0.0241" calcext:value-type="percentage">
            <text:p>2,41%</text:p>
          </table:table-cell>
          <table:table-cell office:value-type="string" calcext:value-type="string">
            <text:p>Airfoil_1</text:p>
          </table:table-cell>
          <table:table-cell table:number-columns-repeated="3"/>
          <table:table-cell table:style-name="ce4" office:value-type="float" office:value="0.3756" calcext:value-type="float">
            <text:p>0,3756</text:p>
          </table:table-cell>
          <table:table-cell office:value-type="string" calcext:value-type="string">
            <text:p>Spiral2_1</text:p>
          </table:table-cell>
          <table:table-cell table:number-columns-repeated="3"/>
          <table:table-cell table:style-name="ce2" office:value-type="percentage" office:value="0.4471" calcext:value-type="percentage">
            <text:p>44,71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Balance_2</text:p>
          </table:table-cell>
          <table:table-cell table:number-columns-repeated="3"/>
          <table:table-cell office:value-type="percentage" office:value="0.046" calcext:value-type="percentage">
            <text:p>4,60%</text:p>
          </table:table-cell>
          <table:table-cell office:value-type="string" calcext:value-type="string">
            <text:p>zonf_s_2</text:p>
          </table:table-cell>
          <table:table-cell table:number-columns-repeated="3"/>
          <table:table-cell office:value-type="percentage" office:value="0.0449" calcext:value-type="percentage">
            <text:p>4,49%</text:p>
          </table:table-cell>
          <table:table-cell office:value-type="string" calcext:value-type="string">
            <text:p>Airfoil_2</text:p>
          </table:table-cell>
          <table:table-cell table:number-columns-repeated="3"/>
          <table:table-cell table:style-name="ce4" office:value-type="float" office:value="0.3575" calcext:value-type="float">
            <text:p>0,3575</text:p>
          </table:table-cell>
          <table:table-cell office:value-type="string" calcext:value-type="string">
            <text:p>Spiral2_2</text:p>
          </table:table-cell>
          <table:table-cell table:number-columns-repeated="3"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3</text:p>
          </table:table-cell>
          <table:table-cell table:number-columns-repeated="3"/>
          <table:table-cell office:value-type="percentage" office:value="0.0506" calcext:value-type="percentage">
            <text:p>5,06%</text:p>
          </table:table-cell>
          <table:table-cell office:value-type="string" calcext:value-type="string">
            <text:p>zonf_s_3</text:p>
          </table:table-cell>
          <table:table-cell table:number-columns-repeated="3"/>
          <table:table-cell office:value-type="percentage" office:value="0.0358" calcext:value-type="percentage">
            <text:p>3,58%</text:p>
          </table:table-cell>
          <table:table-cell office:value-type="string" calcext:value-type="string">
            <text:p>Airfoil_3</text:p>
          </table:table-cell>
          <table:table-cell table:number-columns-repeated="3"/>
          <table:table-cell table:style-name="ce4" office:value-type="float" office:value="0.4029" calcext:value-type="float">
            <text:p>0,4029</text:p>
          </table:table-cell>
          <table:table-cell office:value-type="string" calcext:value-type="string">
            <text:p>Spiral2_3</text:p>
          </table:table-cell>
          <table:table-cell table:number-columns-repeated="3"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4</text:p>
          </table:table-cell>
          <table:table-cell table:number-columns-repeated="3"/>
          <table:table-cell office:value-type="percentage" office:value="0.0287" calcext:value-type="percentage">
            <text:p>2,87%</text:p>
          </table:table-cell>
          <table:table-cell office:value-type="string" calcext:value-type="string">
            <text:p>zonf_s_4</text:p>
          </table:table-cell>
          <table:table-cell table:number-columns-repeated="3"/>
          <table:table-cell office:value-type="percentage" office:value="0.0432" calcext:value-type="percentage">
            <text:p>4,32%</text:p>
          </table:table-cell>
          <table:table-cell office:value-type="string" calcext:value-type="string">
            <text:p>Airfoil_4</text:p>
          </table:table-cell>
          <table:table-cell table:number-columns-repeated="3"/>
          <table:table-cell table:style-name="ce4"/>
          <table:table-cell office:value-type="string" calcext:value-type="string">
            <text:p>Spiral2_4</text:p>
          </table:table-cell>
          <table:table-cell table:number-columns-repeated="3"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5</text:p>
          </table:table-cell>
          <table:table-cell table:number-columns-repeated="3"/>
          <table:table-cell office:value-type="percentage" office:value="0.0254" calcext:value-type="percentage">
            <text:p>2,54%</text:p>
          </table:table-cell>
          <table:table-cell office:value-type="string" calcext:value-type="string">
            <text:p>zonf_s_5</text:p>
          </table:table-cell>
          <table:table-cell table:number-columns-repeated="3"/>
          <table:table-cell office:value-type="percentage" office:value="0.0156" calcext:value-type="percentage">
            <text:p>1,56%</text:p>
          </table:table-cell>
          <table:table-cell office:value-type="string" calcext:value-type="string">
            <text:p>Airfoil_5</text:p>
          </table:table-cell>
          <table:table-cell table:number-columns-repeated="3"/>
          <table:table-cell table:style-name="ce4"/>
          <table:table-cell office:value-type="string" calcext:value-type="string">
            <text:p>Spiral2_5</text:p>
          </table:table-cell>
          <table:table-cell table:number-columns-repeated="3"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6</text:p>
          </table:table-cell>
          <table:table-cell table:number-columns-repeated="3"/>
          <table:table-cell office:value-type="percentage" office:value="0.0291" calcext:value-type="percentage">
            <text:p>2,91%</text:p>
          </table:table-cell>
          <table:table-cell office:value-type="string" calcext:value-type="string">
            <text:p>zonf_s_6</text:p>
          </table:table-cell>
          <table:table-cell table:number-columns-repeated="3"/>
          <table:table-cell office:value-type="percentage" office:value="0.0169" calcext:value-type="percentage">
            <text:p>1,69%</text:p>
          </table:table-cell>
          <table:table-cell office:value-type="string" calcext:value-type="string">
            <text:p>Airfoil_6</text:p>
          </table:table-cell>
          <table:table-cell table:number-columns-repeated="3"/>
          <table:table-cell table:style-name="ce4"/>
          <table:table-cell office:value-type="string" calcext:value-type="string">
            <text:p>Spiral2_6</text:p>
          </table:table-cell>
          <table:table-cell table:number-columns-repeated="3"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7</text:p>
          </table:table-cell>
          <table:table-cell table:number-columns-repeated="3"/>
          <table:table-cell office:value-type="percentage" office:value="0.0736" calcext:value-type="percentage">
            <text:p>7,36%</text:p>
          </table:table-cell>
          <table:table-cell office:value-type="string" calcext:value-type="string">
            <text:p>zonf_s_7</text:p>
          </table:table-cell>
          <table:table-cell table:number-columns-repeated="3"/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3"/>
          <table:table-cell table:style-name="ce4"/>
          <table:table-cell office:value-type="string" calcext:value-type="string">
            <text:p>Spiral2_7</text:p>
          </table:table-cell>
          <table:table-cell table:number-columns-repeated="3"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8</text:p>
          </table:table-cell>
          <table:table-cell table:number-columns-repeated="3"/>
          <table:table-cell office:value-type="percentage" office:value="0.0366" calcext:value-type="percentage">
            <text:p>3,66%</text:p>
          </table:table-cell>
          <table:table-cell office:value-type="string" calcext:value-type="string">
            <text:p>zonf_s_8</text:p>
          </table:table-cell>
          <table:table-cell table:number-columns-repeated="3"/>
          <table:table-cell office:value-type="percentage" office:value="0.031" calcext:value-type="percentage">
            <text:p>3,10%</text:p>
          </table:table-cell>
          <table:table-cell office:value-type="string" calcext:value-type="string">
            <text:p>Airfoil_8</text:p>
          </table:table-cell>
          <table:table-cell table:number-columns-repeated="3"/>
          <table:table-cell table:style-name="ce4"/>
          <table:table-cell office:value-type="string" calcext:value-type="string">
            <text:p>Spiral2_8</text:p>
          </table:table-cell>
          <table:table-cell table:number-columns-repeated="3"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9</text:p>
          </table:table-cell>
          <table:table-cell table:number-columns-repeated="3"/>
          <table:table-cell office:value-type="percentage" office:value="0.0354" calcext:value-type="percentage">
            <text:p>3,54%</text:p>
          </table:table-cell>
          <table:table-cell office:value-type="string" calcext:value-type="string">
            <text:p>zonf_s_9</text:p>
          </table:table-cell>
          <table:table-cell table:number-columns-repeated="3"/>
          <table:table-cell office:value-type="percentage" office:value="0.0309" calcext:value-type="percentage">
            <text:p>3,09%</text:p>
          </table:table-cell>
          <table:table-cell office:value-type="string" calcext:value-type="string">
            <text:p>Airfoil_9</text:p>
          </table:table-cell>
          <table:table-cell table:number-columns-repeated="3"/>
          <table:table-cell table:style-name="ce4"/>
          <table:table-cell office:value-type="string" calcext:value-type="string">
            <text:p>Spiral2_9</text:p>
          </table:table-cell>
          <table:table-cell table:number-columns-repeated="3"/>
          <table:table-cell table:style-name="ce2"/>
          <table:table-cell table:number-columns-repeated="48"/>
        </table:table-row>
        <table:table-row table:style-name="ro1">
          <table:table-cell office:value-type="string" calcext:value-type="string">
            <text:p>Balance_10</text:p>
          </table:table-cell>
          <table:table-cell table:number-columns-repeated="3"/>
          <table:table-cell office:value-type="percentage" office:value="0.0322" calcext:value-type="percentage">
            <text:p>3,22%</text:p>
          </table:table-cell>
          <table:table-cell office:value-type="string" calcext:value-type="string">
            <text:p>zonf_s_10</text:p>
          </table:table-cell>
          <table:table-cell table:number-columns-repeated="3"/>
          <table:table-cell office:value-type="percentage" office:value="0.033" calcext:value-type="percentage">
            <text:p>3,30%</text:p>
          </table:table-cell>
          <table:table-cell office:value-type="string" calcext:value-type="string">
            <text:p>Airfoil_10</text:p>
          </table:table-cell>
          <table:table-cell table:number-columns-repeated="3"/>
          <table:table-cell table:style-name="ce4"/>
          <table:table-cell office:value-type="string" calcext:value-type="string">
            <text:p>Spiral2_10</text:p>
          </table:table-cell>
          <table:table-cell table:number-columns-repeated="3"/>
          <table:table-cell table:style-name="ce2"/>
          <table:table-cell table:number-columns-repeated="48"/>
        </table:table-row>
        <table:table-row table:style-name="ro1">
          <table:table-cell table:style-name="ce1" table:number-columns-repeated="4"/>
          <table:table-cell table:style-name="ce3" table:formula="of:=AVERAGE([.E59:.E68])" office:value-type="percentage" office:value="0.03891" calcext:value-type="percentage">
            <text:p>3,89%</text:p>
          </table:table-cell>
          <table:table-cell table:style-name="ce1" table:number-columns-repeated="4"/>
          <table:table-cell table:style-name="ce3" table:formula="of:=AVERAGE([.J59:.J68])" office:value-type="percentage" office:value="0.02754" calcext:value-type="percentage">
            <text:p>2,75%</text:p>
          </table:table-cell>
          <table:table-cell table:style-name="ce1" table:number-columns-repeated="4"/>
          <table:table-cell table:style-name="ce5" table:formula="of:=AVERAGE([.O59:.O68])" office:value-type="float" office:value="0.378666666666667" calcext:value-type="float">
            <text:p>0,378666666666667</text:p>
          </table:table-cell>
          <table:table-cell table:style-name="ce1" table:number-columns-repeated="4"/>
          <table:table-cell table:style-name="ce3" table:formula="of:=AVERAGE([.T59:.T68])" office:value-type="percentage" office:value="0.4471" calcext:value-type="percentage">
            <text:p>44,71%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1</text:p>
          </table:table-cell>
          <table:table-cell table:number-columns-repeated="3"/>
          <table:table-cell office:value-type="percentage" office:value="0.2498" calcext:value-type="percentage">
            <text:p>24,98%</text:p>
          </table:table-cell>
          <table:table-cell office:value-type="string" calcext:value-type="string">
            <text:p>Popfailures_1</text:p>
          </table:table-cell>
          <table:table-cell table:number-columns-repeated="3"/>
          <table:table-cell office:value-type="percentage" office:value="0.081" calcext:value-type="percentage">
            <text:p>8,10%</text:p>
          </table:table-cell>
          <table:table-cell office:value-type="string" calcext:value-type="string">
            <text:p>FA_1</text:p>
          </table:table-cell>
          <table:table-cell table:number-columns-repeated="3"/>
          <table:table-cell office:value-type="float" office:value="0.2599" calcext:value-type="float">
            <text:p>0,2599</text:p>
          </table:table-cell>
          <table:table-cell office:value-type="string" calcext:value-type="string">
            <text:p>PY_1</text:p>
          </table:table-cell>
          <table:table-cell table:number-columns-repeated="3"/>
          <table:table-cell table:style-name="ce12" office:value-type="float" office:value="0.809" calcext:value-type="float">
            <text:p>0,8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2</text:p>
          </table:table-cell>
          <table:table-cell table:number-columns-repeated="3"/>
          <table:table-cell office:value-type="percentage" office:value="0.2628" calcext:value-type="percentage">
            <text:p>26,28%</text:p>
          </table:table-cell>
          <table:table-cell office:value-type="string" calcext:value-type="string">
            <text:p>Popfailures_2</text:p>
          </table:table-cell>
          <table:table-cell table:number-columns-repeated="3"/>
          <table:table-cell office:value-type="percentage" office:value="0.0966" calcext:value-type="percentage">
            <text:p>9,66%</text:p>
          </table:table-cell>
          <table:table-cell office:value-type="string" calcext:value-type="string">
            <text:p>FA_2</text:p>
          </table:table-cell>
          <table:table-cell table:number-columns-repeated="3"/>
          <table:table-cell office:value-type="float" office:value="0.2819" calcext:value-type="float">
            <text:p>0,2819</text:p>
          </table:table-cell>
          <table:table-cell office:value-type="string" calcext:value-type="string">
            <text:p>PY_2</text:p>
          </table:table-cell>
          <table:table-cell table:number-columns-repeated="3"/>
          <table:table-cell table:style-name="ce12" office:value-type="float" office:value="0.1119" calcext:value-type="float">
            <text:p>0,111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3</text:p>
          </table:table-cell>
          <table:table-cell table:number-columns-repeated="3"/>
          <table:table-cell office:value-type="percentage" office:value="0.2712" calcext:value-type="percentage">
            <text:p>27,12%</text:p>
          </table:table-cell>
          <table:table-cell office:value-type="string" calcext:value-type="string">
            <text:p>Popfailures_3</text:p>
          </table:table-cell>
          <table:table-cell table:number-columns-repeated="3"/>
          <table:table-cell office:value-type="percentage" office:value="0.047" calcext:value-type="percentage">
            <text:p>4,70%</text:p>
          </table:table-cell>
          <table:table-cell office:value-type="string" calcext:value-type="string">
            <text:p>FA_3</text:p>
          </table:table-cell>
          <table:table-cell table:number-columns-repeated="3"/>
          <table:table-cell office:value-type="float" office:value="0.4768" calcext:value-type="float">
            <text:p>0,4768</text:p>
          </table:table-cell>
          <table:table-cell office:value-type="string" calcext:value-type="string">
            <text:p>PY_3</text:p>
          </table:table-cell>
          <table:table-cell table:number-columns-repeated="3"/>
          <table:table-cell table:style-name="ce12" office:value-type="float" office:value="0.05066" calcext:value-type="float">
            <text:p>0,0506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4</text:p>
          </table:table-cell>
          <table:table-cell table:number-columns-repeated="3"/>
          <table:table-cell office:value-type="percentage" office:value="0.2389" calcext:value-type="percentage">
            <text:p>23,89%</text:p>
          </table:table-cell>
          <table:table-cell office:value-type="string" calcext:value-type="string">
            <text:p>Popfailures_4</text:p>
          </table:table-cell>
          <table:table-cell table:number-columns-repeated="3"/>
          <table:table-cell office:value-type="percentage" office:value="0.0039" calcext:value-type="percentage">
            <text:p>0,39%</text:p>
          </table:table-cell>
          <table:table-cell office:value-type="string" calcext:value-type="string">
            <text:p>FA_4</text:p>
          </table:table-cell>
          <table:table-cell table:number-columns-repeated="3"/>
          <table:table-cell office:value-type="float" office:value="1.7099" calcext:value-type="float">
            <text:p>1,7099</text:p>
          </table:table-cell>
          <table:table-cell office:value-type="string" calcext:value-type="string">
            <text:p>PY_4</text:p>
          </table:table-cell>
          <table:table-cell table:number-columns-repeated="3"/>
          <table:table-cell table:style-name="ce12" office:value-type="float" office:value="0.0278" calcext:value-type="float">
            <text:p>0,027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5</text:p>
          </table:table-cell>
          <table:table-cell table:number-columns-repeated="3"/>
          <table:table-cell office:value-type="percentage" office:value="0.1777" calcext:value-type="percentage">
            <text:p>17,77%</text:p>
          </table:table-cell>
          <table:table-cell office:value-type="string" calcext:value-type="string">
            <text:p>Popfailures_5</text:p>
          </table:table-cell>
          <table:table-cell table:number-columns-repeated="3"/>
          <table:table-cell office:value-type="percentage" office:value="0.074" calcext:value-type="percentage">
            <text:p>7,40%</text:p>
          </table:table-cell>
          <table:table-cell office:value-type="string" calcext:value-type="string">
            <text:p>FA_5</text:p>
          </table:table-cell>
          <table:table-cell table:number-columns-repeated="3"/>
          <table:table-cell office:value-type="float" office:value="0.256" calcext:value-type="float">
            <text:p>0,256</text:p>
          </table:table-cell>
          <table:table-cell office:value-type="string" calcext:value-type="string">
            <text:p>PY_5</text:p>
          </table:table-cell>
          <table:table-cell table:number-columns-repeated="3"/>
          <table:table-cell table:style-name="ce12" office:value-type="float" office:value="0.0728" calcext:value-type="float">
            <text:p>0,072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6</text:p>
          </table:table-cell>
          <table:table-cell table:number-columns-repeated="3"/>
          <table:table-cell office:value-type="percentage" office:value="0.2434" calcext:value-type="percentage">
            <text:p>24,34%</text:p>
          </table:table-cell>
          <table:table-cell office:value-type="string" calcext:value-type="string">
            <text:p>Popfailures_6</text:p>
          </table:table-cell>
          <table:table-cell table:number-columns-repeated="3"/>
          <table:table-cell office:value-type="percentage" office:value="0.0567" calcext:value-type="percentage">
            <text:p>5,67%</text:p>
          </table:table-cell>
          <table:table-cell office:value-type="string" calcext:value-type="string">
            <text:p>FA_6</text:p>
          </table:table-cell>
          <table:table-cell table:number-columns-repeated="3"/>
          <table:table-cell office:value-type="float" office:value="0.2808" calcext:value-type="float">
            <text:p>0,2808</text:p>
          </table:table-cell>
          <table:table-cell office:value-type="string" calcext:value-type="string">
            <text:p>PY_6</text:p>
          </table:table-cell>
          <table:table-cell table:number-columns-repeated="3"/>
          <table:table-cell table:style-name="ce12" office:value-type="float" office:value="0.193" calcext:value-type="float">
            <text:p>0,19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7</text:p>
          </table:table-cell>
          <table:table-cell table:number-columns-repeated="3"/>
          <table:table-cell office:value-type="percentage" office:value="0.1944" calcext:value-type="percentage">
            <text:p>19,44%</text:p>
          </table:table-cell>
          <table:table-cell office:value-type="string" calcext:value-type="string">
            <text:p>Popfailures_7</text:p>
          </table:table-cell>
          <table:table-cell table:number-columns-repeated="3"/>
          <table:table-cell office:value-type="percentage" office:value="0.0611" calcext:value-type="percentage">
            <text:p>6,11%</text:p>
          </table:table-cell>
          <table:table-cell office:value-type="string" calcext:value-type="string">
            <text:p>FA_7</text:p>
          </table:table-cell>
          <table:table-cell table:number-columns-repeated="3"/>
          <table:table-cell office:value-type="float" office:value="0.1832" calcext:value-type="float">
            <text:p>0,1832</text:p>
          </table:table-cell>
          <table:table-cell office:value-type="string" calcext:value-type="string">
            <text:p>PY_7</text:p>
          </table:table-cell>
          <table:table-cell table:number-columns-repeated="3"/>
          <table:table-cell table:style-name="ce12" office:value-type="float" office:value="0.0866" calcext:value-type="float">
            <text:p>0,086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8</text:p>
          </table:table-cell>
          <table:table-cell table:number-columns-repeated="3"/>
          <table:table-cell office:value-type="percentage" office:value="0.2779" calcext:value-type="percentage">
            <text:p>27,79%</text:p>
          </table:table-cell>
          <table:table-cell office:value-type="string" calcext:value-type="string">
            <text:p>Popfailures_8</text:p>
          </table:table-cell>
          <table:table-cell table:number-columns-repeated="3"/>
          <table:table-cell office:value-type="percentage" office:value="0.0705" calcext:value-type="percentage">
            <text:p>7,05%</text:p>
          </table:table-cell>
          <table:table-cell office:value-type="string" calcext:value-type="string">
            <text:p>FA_8</text:p>
          </table:table-cell>
          <table:table-cell table:number-columns-repeated="3"/>
          <table:table-cell office:value-type="float" office:value="0.3098" calcext:value-type="float">
            <text:p>0,3098</text:p>
          </table:table-cell>
          <table:table-cell office:value-type="string" calcext:value-type="string">
            <text:p>PY_8</text:p>
          </table:table-cell>
          <table:table-cell table:number-columns-repeated="3"/>
          <table:table-cell table:style-name="ce12" office:value-type="float" office:value="0.0379" calcext:value-type="float">
            <text:p>0,037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3"/>
          <table:table-cell office:value-type="percentage" office:value="0.2609" calcext:value-type="percentage">
            <text:p>26,09%</text:p>
          </table:table-cell>
          <table:table-cell office:value-type="string" calcext:value-type="string">
            <text:p>Popfailures_9</text:p>
          </table:table-cell>
          <table:table-cell table:number-columns-repeated="3"/>
          <table:table-cell office:value-type="percentage" office:value="0.0543" calcext:value-type="percentage">
            <text:p>5,43%</text:p>
          </table:table-cell>
          <table:table-cell office:value-type="string" calcext:value-type="string">
            <text:p>FA_9</text:p>
          </table:table-cell>
          <table:table-cell table:number-columns-repeated="3"/>
          <table:table-cell office:value-type="float" office:value="0.1915" calcext:value-type="float">
            <text:p>0,1915</text:p>
          </table:table-cell>
          <table:table-cell office:value-type="string" calcext:value-type="string">
            <text:p>PY_9</text:p>
          </table:table-cell>
          <table:table-cell table:number-columns-repeated="3"/>
          <table:table-cell table:style-name="ce12" office:value-type="float" office:value="0.063" calcext:value-type="float">
            <text:p>0,06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ima_10</text:p>
          </table:table-cell>
          <table:table-cell table:number-columns-repeated="3"/>
          <table:table-cell office:value-type="percentage" office:value="0.2905" calcext:value-type="percentage">
            <text:p>29,05%</text:p>
          </table:table-cell>
          <table:table-cell office:value-type="string" calcext:value-type="string">
            <text:p>Popfailures_10</text:p>
          </table:table-cell>
          <table:table-cell table:number-columns-repeated="3"/>
          <table:table-cell office:value-type="percentage" office:value="0.0804" calcext:value-type="percentage">
            <text:p>8,04%</text:p>
          </table:table-cell>
          <table:table-cell office:value-type="string" calcext:value-type="string">
            <text:p>FA_10</text:p>
          </table:table-cell>
          <table:table-cell table:number-columns-repeated="3"/>
          <table:table-cell office:value-type="float" office:value="0.445" calcext:value-type="float">
            <text:p>0,445</text:p>
          </table:table-cell>
          <table:table-cell office:value-type="string" calcext:value-type="string">
            <text:p>PY_10</text:p>
          </table:table-cell>
          <table:table-cell table:number-columns-repeated="3"/>
          <table:table-cell table:style-name="ce12" office:value-type="float" office:value="0.2105" calcext:value-type="float">
            <text:p>0,2105</text:p>
          </table:table-cell>
          <table:table-cell table:number-columns-repeated="48"/>
        </table:table-row>
        <table:table-row table:style-name="ro1">
          <table:table-cell table:style-name="ce1" table:number-columns-repeated="4"/>
          <table:table-cell table:style-name="ce3" table:formula="of:=AVERAGE([.E73:.E82])" office:value-type="percentage" office:value="0.24675" calcext:value-type="percentage">
            <text:p>24,68%</text:p>
          </table:table-cell>
          <table:table-cell table:style-name="ce1" table:number-columns-repeated="4"/>
          <table:table-cell table:style-name="ce3" table:formula="of:=AVERAGE([.J73:.J82])" office:value-type="percentage" office:value="0.06255" calcext:value-type="percentage">
            <text:p>6,26%</text:p>
          </table:table-cell>
          <table:table-cell table:style-name="ce1" table:number-columns-repeated="4"/>
          <table:table-cell table:style-name="ce5" table:formula="of:=AVERAGE([.O73:.O82])" office:value-type="float" office:value="0.43948" calcext:value-type="float">
            <text:p>0,43948</text:p>
          </table:table-cell>
          <table:table-cell table:style-name="ce1" table:number-columns-repeated="4"/>
          <table:table-cell table:style-name="ce5" table:formula="of:=AVERAGE([.T73:.T82])" office:value-type="float" office:value="0.166316" calcext:value-type="float">
            <text:p>0,166316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3653" calcext:value-type="percentage">
            <text:p>36,53%</text:p>
          </table:table-cell>
          <table:table-cell table:style-name="ce2" office:value-type="percentage" office:value="0.3167" calcext:value-type="percentage">
            <text:p>31,67%</text:p>
          </table:table-cell>
          <table:table-cell table:style-name="ce2" office:value-type="percentage" office:value="0.32" calcext:value-type="percentage">
            <text:p>32,00%</text:p>
          </table:table-cell>
          <table:table-cell office:value-type="percentage" office:value="0.276" calcext:value-type="percentage">
            <text:p>27,60%</text:p>
          </table:table-cell>
          <table:table-cell office:value-type="string" calcext:value-type="string">
            <text:p>Regions2_1</text:p>
          </table:table-cell>
          <table:table-cell table:style-name="ce2" office:value-type="percentage" office:value="0.2054" calcext:value-type="percentage">
            <text:p>20,54%</text:p>
          </table:table-cell>
          <table:table-cell table:style-name="ce2" office:value-type="percentage" office:value="0.1941" calcext:value-type="percentage">
            <text:p>19,41%</text:p>
          </table:table-cell>
          <table:table-cell table:style-name="ce2" office:value-type="percentage" office:value="0.1634" calcext:value-type="percentage">
            <text:p>16,34%</text:p>
          </table:table-cell>
          <table:table-cell table:style-name="ce9" office:value-type="percentage" office:value="0.1613" calcext:value-type="percentage">
            <text:p>16,13%</text:p>
          </table:table-cell>
          <table:table-cell office:value-type="string" calcext:value-type="string">
            <text:p>Concrete_1</text:p>
          </table:table-cell>
          <table:table-cell table:number-columns-repeated="3"/>
          <table:table-cell office:value-type="float" office:value="0.7597" calcext:value-type="float">
            <text:p>0,7597</text:p>
          </table:table-cell>
          <table:table-cell office:value-type="string" calcext:value-type="string">
            <text:p>Abalone_1</text:p>
          </table:table-cell>
          <table:table-cell table:number-columns-repeated="3"/>
          <table:table-cell office:value-type="float" office:value="1703.58" calcext:value-type="float">
            <text:p>1703,5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3727" calcext:value-type="percentage">
            <text:p>37,27%</text:p>
          </table:table-cell>
          <table:table-cell table:style-name="ce2" office:value-type="percentage" office:value="0.298" calcext:value-type="percentage">
            <text:p>29,80%</text:p>
          </table:table-cell>
          <table:table-cell table:style-name="ce2" office:value-type="percentage" office:value="0.31" calcext:value-type="percentage">
            <text:p>31,00%</text:p>
          </table:table-cell>
          <table:table-cell office:value-type="percentage" office:value="0.312" calcext:value-type="percentage">
            <text:p>31,20%</text:p>
          </table:table-cell>
          <table:table-cell office:value-type="string" calcext:value-type="string">
            <text:p>Regions2_2</text:p>
          </table:table-cell>
          <table:table-cell table:number-columns-repeated="3"/>
          <table:table-cell table:style-name="ce9"/>
          <table:table-cell office:value-type="string" calcext:value-type="string">
            <text:p>Concrete_2</text:p>
          </table:table-cell>
          <table:table-cell table:number-columns-repeated="3"/>
          <table:table-cell office:value-type="float" office:value="0.6566" calcext:value-type="float">
            <text:p>0,6566</text:p>
          </table:table-cell>
          <table:table-cell office:value-type="string" calcext:value-type="string">
            <text:p>Abalone_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4707" calcext:value-type="percentage">
            <text:p>47,07%</text:p>
          </table:table-cell>
          <table:table-cell table:style-name="ce2" office:value-type="percentage" office:value="0.3313" calcext:value-type="percentage">
            <text:p>33,13%</text:p>
          </table:table-cell>
          <table:table-cell table:style-name="ce2" office:value-type="percentage" office:value="0.416" calcext:value-type="percentage">
            <text:p>41,60%</text:p>
          </table:table-cell>
          <table:table-cell office:value-type="percentage" office:value="0.3973" calcext:value-type="percentage">
            <text:p>39,73%</text:p>
          </table:table-cell>
          <table:table-cell office:value-type="string" calcext:value-type="string">
            <text:p>Regions2_3</text:p>
          </table:table-cell>
          <table:table-cell table:number-columns-repeated="3"/>
          <table:table-cell table:style-name="ce9"/>
          <table:table-cell office:value-type="string" calcext:value-type="string">
            <text:p>Concrete_3</text:p>
          </table:table-cell>
          <table:table-cell table:number-columns-repeated="3"/>
          <table:table-cell office:value-type="float" office:value="0.6423" calcext:value-type="float">
            <text:p>0,6423</text:p>
          </table:table-cell>
          <table:table-cell office:value-type="string" calcext:value-type="string">
            <text:p>Abalone_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_o_n_f_s_4</text:p>
          </table:table-cell>
          <table:table-cell table:number-columns-repeated="4"/>
          <table:table-cell office:value-type="string" calcext:value-type="string">
            <text:p>Regions2_4</text:p>
          </table:table-cell>
          <table:table-cell table:number-columns-repeated="3"/>
          <table:table-cell table:style-name="ce9"/>
          <table:table-cell office:value-type="string" calcext:value-type="string">
            <text:p>Concrete_4</text:p>
          </table:table-cell>
          <table:table-cell table:number-columns-repeated="3"/>
          <table:table-cell office:value-type="float" office:value="0.7298" calcext:value-type="float">
            <text:p>0,7298</text:p>
          </table:table-cell>
          <table:table-cell office:value-type="string" calcext:value-type="string">
            <text:p>Abalone_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_o_n_f_s_5</text:p>
          </table:table-cell>
          <table:table-cell table:number-columns-repeated="4"/>
          <table:table-cell office:value-type="string" calcext:value-type="string">
            <text:p>Regions2_5</text:p>
          </table:table-cell>
          <table:table-cell table:number-columns-repeated="3"/>
          <table:table-cell table:style-name="ce9"/>
          <table:table-cell office:value-type="string" calcext:value-type="string">
            <text:p>Concrete_5</text:p>
          </table:table-cell>
          <table:table-cell table:number-columns-repeated="3"/>
          <table:table-cell office:value-type="float" office:value="0.8076" calcext:value-type="float">
            <text:p>0,8076</text:p>
          </table:table-cell>
          <table:table-cell office:value-type="string" calcext:value-type="string">
            <text:p>Abalone_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_o_n_f_s_6</text:p>
          </table:table-cell>
          <table:table-cell table:number-columns-repeated="4"/>
          <table:table-cell office:value-type="string" calcext:value-type="string">
            <text:p>Regions2_6</text:p>
          </table:table-cell>
          <table:table-cell table:number-columns-repeated="3"/>
          <table:table-cell table:style-name="ce9"/>
          <table:table-cell office:value-type="string" calcext:value-type="string">
            <text:p>Concrete_6</text:p>
          </table:table-cell>
          <table:table-cell table:number-columns-repeated="3"/>
          <table:table-cell office:value-type="float" office:value="0.7437" calcext:value-type="float">
            <text:p>0,7437</text:p>
          </table:table-cell>
          <table:table-cell office:value-type="string" calcext:value-type="string">
            <text:p>Abalone_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_o_n_f_s_7</text:p>
          </table:table-cell>
          <table:table-cell table:number-columns-repeated="4"/>
          <table:table-cell office:value-type="string" calcext:value-type="string">
            <text:p>Regions2_7</text:p>
          </table:table-cell>
          <table:table-cell table:number-columns-repeated="3"/>
          <table:table-cell table:style-name="ce9"/>
          <table:table-cell office:value-type="string" calcext:value-type="string">
            <text:p>Concrete_7</text:p>
          </table:table-cell>
          <table:table-cell table:number-columns-repeated="3"/>
          <table:table-cell office:value-type="float" office:value="0.7534" calcext:value-type="float">
            <text:p>0,7534</text:p>
          </table:table-cell>
          <table:table-cell office:value-type="string" calcext:value-type="string">
            <text:p>Abalone_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_o_n_f_s_8</text:p>
          </table:table-cell>
          <table:table-cell table:number-columns-repeated="4"/>
          <table:table-cell office:value-type="string" calcext:value-type="string">
            <text:p>Regions2_8</text:p>
          </table:table-cell>
          <table:table-cell table:number-columns-repeated="3"/>
          <table:table-cell table:style-name="ce9"/>
          <table:table-cell office:value-type="string" calcext:value-type="string">
            <text:p>Concrete_8</text:p>
          </table:table-cell>
          <table:table-cell table:number-columns-repeated="3"/>
          <table:table-cell office:value-type="float" office:value="0.6392" calcext:value-type="float">
            <text:p>0,6392</text:p>
          </table:table-cell>
          <table:table-cell office:value-type="string" calcext:value-type="string">
            <text:p>Abalone_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_o_n_f_s_9</text:p>
          </table:table-cell>
          <table:table-cell table:number-columns-repeated="4"/>
          <table:table-cell office:value-type="string" calcext:value-type="string">
            <text:p>Regions2_9</text:p>
          </table:table-cell>
          <table:table-cell table:number-columns-repeated="3"/>
          <table:table-cell table:style-name="ce9"/>
          <table:table-cell office:value-type="string" calcext:value-type="string">
            <text:p>Concrete_9</text:p>
          </table:table-cell>
          <table:table-cell table:number-columns-repeated="3"/>
          <table:table-cell office:value-type="float" office:value="0.6209" calcext:value-type="float">
            <text:p>0,6209</text:p>
          </table:table-cell>
          <table:table-cell office:value-type="string" calcext:value-type="string">
            <text:p>Abalone_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z_o_n_f_s_10</text:p>
          </table:table-cell>
          <table:table-cell table:number-columns-repeated="4"/>
          <table:table-cell office:value-type="string" calcext:value-type="string">
            <text:p>Regions2_10</text:p>
          </table:table-cell>
          <table:table-cell table:number-columns-repeated="3"/>
          <table:table-cell table:style-name="ce9"/>
          <table:table-cell office:value-type="string" calcext:value-type="string">
            <text:p>Concrete_10</text:p>
          </table:table-cell>
          <table:table-cell table:number-columns-repeated="3"/>
          <table:table-cell office:value-type="float" office:value="0.6829" calcext:value-type="float">
            <text:p>0,6829</text:p>
          </table:table-cell>
          <table:table-cell office:value-type="string" calcext:value-type="string">
            <text:p>Abalone_10</text:p>
          </table:table-cell>
          <table:table-cell table:number-columns-repeated="52"/>
        </table:table-row>
        <table:table-row table:style-name="ro1">
          <table:table-cell table:style-name="ce1"/>
          <table:table-cell table:style-name="ce3" table:formula="of:=AVERAGE([.B86:.B95])" office:value-type="percentage" office:value="0.4029" calcext:value-type="percentage">
            <text:p>40,29%</text:p>
          </table:table-cell>
          <table:table-cell table:style-name="ce3" table:formula="of:=AVERAGE([.C86:.C95])" office:value-type="percentage" office:value="0.315333333333333" calcext:value-type="percentage">
            <text:p>31,53%</text:p>
          </table:table-cell>
          <table:table-cell table:style-name="ce3" table:formula="of:=AVERAGE([.D86:.D95])" office:value-type="percentage" office:value="0.348666666666667" calcext:value-type="percentage">
            <text:p>34,87%</text:p>
          </table:table-cell>
          <table:table-cell table:style-name="ce3" table:formula="of:=AVERAGE([.E86:.E95])" office:value-type="percentage" office:value="0.328433333333333" calcext:value-type="percentage">
            <text:p>32,84%</text:p>
          </table:table-cell>
          <table:table-cell table:style-name="ce1"/>
          <table:table-cell table:style-name="ce3" table:formula="of:=AVERAGE([.G86:.G95])" office:value-type="percentage" office:value="0.2054" calcext:value-type="percentage">
            <text:p>20,54%</text:p>
          </table:table-cell>
          <table:table-cell table:style-name="ce3" table:formula="of:=AVERAGE([.H86:.H95])" office:value-type="percentage" office:value="0.1941" calcext:value-type="percentage">
            <text:p>19,41%</text:p>
          </table:table-cell>
          <table:table-cell table:style-name="ce3" table:formula="of:=AVERAGE([.I86:.I95])" office:value-type="percentage" office:value="0.1634" calcext:value-type="percentage">
            <text:p>16,34%</text:p>
          </table:table-cell>
          <table:table-cell table:style-name="ce3" table:formula="of:=AVERAGE([.J86:.J95])" office:value-type="percentage" office:value="0.1613" calcext:value-type="percentage">
            <text:p>16,13%</text:p>
          </table:table-cell>
          <table:table-cell table:style-name="ce1" table:number-columns-repeated="4"/>
          <table:table-cell table:style-name="ce5" table:formula="of:=AVERAGE([.O86:.O95])" office:value-type="float" office:value="0.70361" calcext:value-type="float">
            <text:p>0,70361</text:p>
          </table:table-cell>
          <table:table-cell table:style-name="ce1" table:number-columns-repeated="4"/>
          <table:table-cell table:style-name="ce5" table:formula="of:=AVERAGE([.T86:.T95])" office:value-type="float" office:value="1703.58" calcext:value-type="float">
            <text:p>1703,58</text:p>
          </table:table-cell>
          <table:table-cell table:number-columns-repeated="48"/>
        </table:table-row>
        <table:table-row table:style-name="ro1">
          <table:table-cell table:number-columns-repeated="9"/>
          <table:table-cell table:style-name="Default"/>
          <table:table-cell table:number-columns-repeated="4"/>
          <table:table-cell table:style-name="ce2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_20</text:p>
          </table:table-cell>
          <table:table-cell office:value-type="string" calcext:value-type="string">
            <text:p>Dataset</text:p>
          </table:table-cell>
          <table:table-cell table:number-columns-repeated="3"/>
          <table:table-cell table:style-name="Default" office:value-type="string" calcext:value-type="string">
            <text:p>fc mlp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1</text:p>
          </table:table-cell>
          <table:table-cell table:number-columns-repeated="2" table:style-name="ce2" office:value-type="percentage" office:value="0.107" calcext:value-type="percentage">
            <text:p>10,70%</text:p>
          </table:table-cell>
          <table:table-cell table:style-name="ce2" office:value-type="percentage" office:value="0.0912" calcext:value-type="percentage">
            <text:p>9,12%</text:p>
          </table:table-cell>
          <table:table-cell office:value-type="percentage" office:value="0.1052" calcext:value-type="percentage">
            <text:p>10,52%</text:p>
          </table:table-cell>
          <table:table-cell office:value-type="string" calcext:value-type="string">
            <text:p>Wdbc_1</text:p>
          </table:table-cell>
          <table:table-cell table:style-name="ce2" office:value-type="percentage" office:value="0.053" calcext:value-type="percentage">
            <text:p>5,30%</text:p>
          </table:table-cell>
          <table:table-cell table:style-name="ce2" office:value-type="percentage" office:value="0.0357" calcext:value-type="percentage">
            <text:p>3,57%</text:p>
          </table:table-cell>
          <table:table-cell table:style-name="ce2" office:value-type="percentage" office:value="0.0315" calcext:value-type="percentage">
            <text:p>3,15%</text:p>
          </table:table-cell>
          <table:table-cell office:value-type="percentage" office:value="0.0226" calcext:value-type="percentage">
            <text:p>2,26%</text:p>
          </table:table-cell>
          <table:table-cell office:value-type="string" calcext:value-type="string">
            <text:p>zo_nf_s_1</text:p>
          </table:table-cell>
          <table:table-cell table:style-name="ce2" office:value-type="percentage" office:value="0.0353" calcext:value-type="percentage">
            <text:p>3,53%</text:p>
          </table:table-cell>
          <table:table-cell table:style-name="ce2" office:value-type="percentage" office:value="0.0213" calcext:value-type="percentage">
            <text:p>2,13%</text:p>
          </table:table-cell>
          <table:table-cell table:style-name="ce2" office:value-type="percentage" office:value="0.0207" calcext:value-type="percentage">
            <text:p>2,07%</text:p>
          </table:table-cell>
          <table:table-cell table:style-name="ce9" office:value-type="percentage" office:value="0.026" calcext:value-type="percentage">
            <text:p>2,60%</text:p>
          </table:table-cell>
          <table:table-cell office:value-type="string" calcext:value-type="string">
            <text:p>Fert_1</text:p>
          </table:table-cell>
          <table:table-cell table:style-name="ce2" office:value-type="percentage" office:value="0.1967" calcext:value-type="percentage">
            <text:p>19,67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32" calcext:value-type="percentage">
            <text:p>32,00%</text:p>
          </table:table-cell>
          <table:table-cell table:style-name="ce2" office:value-type="percentage" office:value="0.4" calcext:value-type="percentage">
            <text:p>40,0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1263" calcext:value-type="percentage">
            <text:p>12,63%</text:p>
          </table:table-cell>
          <table:table-cell table:number-columns-repeated="2" table:style-name="ce2" office:value-type="percentage" office:value="0.0526" calcext:value-type="percentage">
            <text:p>5,26%</text:p>
          </table:table-cell>
          <table:table-cell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table:number-columns-repeated="2" table:style-name="ce2" office:value-type="percentage" office:value="0.0357" calcext:value-type="percentage">
            <text:p>3,57%</text:p>
          </table:table-cell>
          <table:table-cell table:style-name="ce2" office:value-type="percentage" office:value="0.022" calcext:value-type="percentage">
            <text:p>2,20%</text:p>
          </table:table-cell>
          <table:table-cell office:value-type="percentage" office:value="0.0274" calcext:value-type="percentage">
            <text:p>2,74%</text:p>
          </table:table-cell>
          <table:table-cell office:value-type="string" calcext:value-type="string">
            <text:p>zo_nf_s_2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127" calcext:value-type="percentage">
            <text:p>1,27%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9" office:value-type="percentage" office:value="0.006" calcext:value-type="percentage">
            <text:p>0,60%</text:p>
          </table:table-cell>
          <table:table-cell office:value-type="string" calcext:value-type="string">
            <text:p>Fert_2</text:p>
          </table:table-cell>
          <table:table-cell table:style-name="ce2" office:value-type="percentage" office:value="0.27" calcext:value-type="percentage">
            <text:p>27,00%</text:p>
          </table:table-cell>
          <table:table-cell table:style-name="ce2" office:value-type="percentage" office:value="0.32" calcext:value-type="percentage">
            <text:p>32,00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36" calcext:value-type="percentage">
            <text:p>36,0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1561" calcext:value-type="percentage">
            <text:p>15,61%</text:p>
          </table:table-cell>
          <table:table-cell table:style-name="ce2" office:value-type="percentage" office:value="0.0789" calcext:value-type="percentage">
            <text:p>7,89%</text:p>
          </table:table-cell>
          <table:table-cell table:style-name="ce2" office:value-type="percentage" office:value="0.0649" calcext:value-type="percentage">
            <text:p>6,49%</text:p>
          </table:table-cell>
          <table:table-cell office:value-type="percentage" office:value="0.0965" calcext:value-type="percentage">
            <text:p>9,65%</text:p>
          </table:table-cell>
          <table:table-cell office:value-type="string" calcext:value-type="string">
            <text:p>Wdbc_3</text:p>
          </table:table-cell>
          <table:table-cell table:style-name="ce2" office:value-type="percentage" office:value="0.0696" calcext:value-type="percentage">
            <text:p>6,96%</text:p>
          </table:table-cell>
          <table:table-cell table:number-columns-repeated="2" table:style-name="ce2" office:value-type="percentage" office:value="0.0542" calcext:value-type="percentage">
            <text:p>5,42%</text:p>
          </table:table-cell>
          <table:table-cell office:value-type="percentage" office:value="0.0512" calcext:value-type="percentage">
            <text:p>5,12%</text:p>
          </table:table-cell>
          <table:table-cell office:value-type="string" calcext:value-type="string">
            <text:p>zo_nf_s_3</text:p>
          </table:table-cell>
          <table:table-cell table:style-name="ce2" office:value-type="percentage" office:value="0.0813" calcext:value-type="percentage">
            <text:p>8,13%</text:p>
          </table:table-cell>
          <table:table-cell table:style-name="ce2" office:value-type="percentage" office:value="0.024" calcext:value-type="percentage">
            <text:p>2,40%</text:p>
          </table:table-cell>
          <table:table-cell table:style-name="ce2" office:value-type="percentage" office:value="0.0387" calcext:value-type="percentage">
            <text:p>3,87%</text:p>
          </table:table-cell>
          <table:table-cell table:style-name="ce9" office:value-type="percentage" office:value="0.0433" calcext:value-type="percentage">
            <text:p>4,33%</text:p>
          </table:table-cell>
          <table:table-cell office:value-type="string" calcext:value-type="string">
            <text:p>Fert_3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2167" calcext:value-type="percentage">
            <text:p>21,67%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5" calcext:value-type="percentage">
            <text:p>15,0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0368" calcext:value-type="percentage">
            <text:p>3,68%</text:p>
          </table:table-cell>
          <table:table-cell table:number-columns-repeated="2" table:style-name="ce2" office:value-type="percentage" office:value="0.0053" calcext:value-type="percentage">
            <text:p>0,53%</text:p>
          </table:table-cell>
          <table:table-cell office:value-type="percentage" office:value="0.014" calcext:value-type="percentage">
            <text:p>1,40%</text:p>
          </table:table-cell>
          <table:table-cell office:value-type="string" calcext:value-type="string">
            <text:p>Wdbc_4</text:p>
          </table:table-cell>
          <table:table-cell table:style-name="ce2" office:value-type="percentage" office:value="0.0357" calcext:value-type="percentage">
            <text:p>3,57%</text:p>
          </table:table-cell>
          <table:table-cell table:style-name="ce2" office:value-type="percentage" office:value="0.0399" calcext:value-type="percentage">
            <text:p>3,99%</text:p>
          </table:table-cell>
          <table:table-cell table:style-name="ce2" office:value-type="percentage" office:value="0.0446" calcext:value-type="percentage">
            <text:p>4,46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4</text:p>
          </table:table-cell>
          <table:table-cell table:style-name="ce2" office:value-type="percentage" office:value="0.0667" calcext:value-type="percentage">
            <text:p>6,67%</text:p>
          </table:table-cell>
          <table:table-cell table:number-columns-repeated="2" table:style-name="ce2" office:value-type="percentage" office:value="0.04" calcext:value-type="percentage">
            <text:p>4,00%</text:p>
          </table:table-cell>
          <table:table-cell table:style-name="ce9" office:value-type="percentage" office:value="0.04" calcext:value-type="percentage">
            <text:p>4,00%</text:p>
          </table:table-cell>
          <table:table-cell office:value-type="string" calcext:value-type="string">
            <text:p>Fert_4</text:p>
          </table:table-cell>
          <table:table-cell table:style-name="ce2" office:value-type="percentage" office:value="0.29" calcext:value-type="percentage">
            <text:p>29,00%</text:p>
          </table:table-cell>
          <table:table-cell table:style-name="ce2" office:value-type="percentage" office:value="0.3567" calcext:value-type="percentage">
            <text:p>35,67%</text:p>
          </table:table-cell>
          <table:table-cell table:number-columns-repeated="2" table:style-name="ce2" office:value-type="percentage" office:value="0.3" calcext:value-type="percentage">
            <text:p>30,0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404" calcext:value-type="percentage">
            <text:p>24,04%</text:p>
          </table:table-cell>
          <table:table-cell table:style-name="ce2" office:value-type="percentage" office:value="0.2263" calcext:value-type="percentage">
            <text:p>22,63%</text:p>
          </table:table-cell>
          <table:table-cell table:style-name="ce2" office:value-type="percentage" office:value="0.2246" calcext:value-type="percentage">
            <text:p>22,46%</text:p>
          </table:table-cell>
          <table:table-cell office:value-type="percentage" office:value="0.2105" calcext:value-type="percentage">
            <text:p>21,05%</text:p>
          </table:table-cell>
          <table:table-cell office:value-type="string" calcext:value-type="string">
            <text:p>Wdbc_5</text:p>
          </table:table-cell>
          <table:table-cell table:number-columns-repeated="4"/>
          <table:table-cell office:value-type="string" calcext:value-type="string">
            <text:p>zo_nf_s_5</text:p>
          </table:table-cell>
          <table:table-cell table:style-name="ce2" office:value-type="percentage" office:value="0.018" calcext:value-type="percentage">
            <text:p>1,80%</text:p>
          </table:table-cell>
          <table:table-cell table:style-name="ce2" office:value-type="percentage" office:value="0.008" calcext:value-type="percentage">
            <text:p>0,80%</text:p>
          </table:table-cell>
          <table:table-cell table:style-name="ce2" office:value-type="percentage" office:value="0.022" calcext:value-type="percentage">
            <text:p>2,20%</text:p>
          </table:table-cell>
          <table:table-cell table:style-name="ce9" office:value-type="percentage" office:value="0.0313" calcext:value-type="percentage">
            <text:p>3,13%</text:p>
          </table:table-cell>
          <table:table-cell office:value-type="string" calcext:value-type="string">
            <text:p>Fert_5</text:p>
          </table:table-cell>
          <table:table-cell table:style-name="ce2" office:value-type="percentage" office:value="0.1167" calcext:value-type="percentage">
            <text:p>11,67%</text:p>
          </table:table-cell>
          <table:table-cell table:style-name="ce2" office:value-type="percentage" office:value="0.1" calcext:value-type="percentage">
            <text:p>10,00%</text:p>
          </table:table-cell>
          <table:table-cell table:style-name="ce2" office:value-type="percentage" office:value="0.21" calcext:value-type="percentage">
            <text:p>21,00%</text:p>
          </table:table-cell>
          <table:table-cell table:style-name="ce2" office:value-type="percentage" office:value="0.1867" calcext:value-type="percentage">
            <text:p>18,67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0789" calcext:value-type="percentage">
            <text:p>7,89%</text:p>
          </table:table-cell>
          <table:table-cell table:style-name="ce2" office:value-type="percentage" office:value="0.0947" calcext:value-type="percentage">
            <text:p>9,47%</text:p>
          </table:table-cell>
          <table:table-cell table:style-name="ce2" office:value-type="percentage" office:value="0.0632" calcext:value-type="percentage">
            <text:p>6,32%</text:p>
          </table:table-cell>
          <table:table-cell office:value-type="percentage" office:value="0.0842" calcext:value-type="percentage">
            <text:p>8,42%</text:p>
          </table:table-cell>
          <table:table-cell office:value-type="string" calcext:value-type="string">
            <text:p>Wdbc_6</text:p>
          </table:table-cell>
          <table:table-cell table:number-columns-repeated="4"/>
          <table:table-cell office:value-type="string" calcext:value-type="string">
            <text:p>zo_nf_s_6</text:p>
          </table:table-cell>
          <table:table-cell table:number-columns-repeated="3"/>
          <table:table-cell table:style-name="ce9"/>
          <table:table-cell office:value-type="string" calcext:value-type="string">
            <text:p>Fert_6</text:p>
          </table:table-cell>
          <table:table-cell table:style-name="ce2" office:value-type="percentage" office:value="0.1667" calcext:value-type="percentage">
            <text:p>16,67%</text:p>
          </table:table-cell>
          <table:table-cell table:style-name="ce2" office:value-type="percentage" office:value="0.1967" calcext:value-type="percentage">
            <text:p>19,67%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1867" calcext:value-type="percentage">
            <text:p>18,67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7</text:p>
          </table:table-cell>
          <table:table-cell table:number-columns-repeated="3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Wdbc_7</text:p>
          </table:table-cell>
          <table:table-cell table:number-columns-repeated="4"/>
          <table:table-cell office:value-type="string" calcext:value-type="string">
            <text:p>zo_nf_s_7</text:p>
          </table:table-cell>
          <table:table-cell table:number-columns-repeated="3"/>
          <table:table-cell table:style-name="ce9"/>
          <table:table-cell office:value-type="string" calcext:value-type="string">
            <text:p>Fert_7</text:p>
          </table:table-cell>
          <table:table-cell table:number-columns-repeated="2" table:style-name="ce2" office:value-type="percentage" office:value="0.1" calcext:value-type="percentage">
            <text:p>10,00%</text:p>
          </table:table-cell>
          <table:table-cell table:style-name="ce2" office:value-type="percentage" office:value="0.0633" calcext:value-type="percentage">
            <text:p>6,33%</text:p>
          </table:table-cell>
          <table:table-cell table:style-name="ce2" office:value-type="percentage" office:value="0.11" calcext:value-type="percentage">
            <text:p>11,0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8</text:p>
          </table:table-cell>
          <table:table-cell table:number-columns-repeated="4"/>
          <table:table-cell office:value-type="string" calcext:value-type="string">
            <text:p>Wdbc_8</text:p>
          </table:table-cell>
          <table:table-cell table:number-columns-repeated="4"/>
          <table:table-cell office:value-type="string" calcext:value-type="string">
            <text:p>zo_nf_s_8</text:p>
          </table:table-cell>
          <table:table-cell table:number-columns-repeated="3"/>
          <table:table-cell table:style-name="ce9"/>
          <table:table-cell office:value-type="string" calcext:value-type="string">
            <text:p>Fert_8</text:p>
          </table:table-cell>
          <table:table-cell table:style-name="ce2" office:value-type="percentage" office:value="0.1167" calcext:value-type="percentage">
            <text:p>11,67%</text:p>
          </table:table-cell>
          <table:table-cell table:style-name="ce2" office:value-type="percentage" office:value="0.2467" calcext:value-type="percentage">
            <text:p>24,67%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3167" calcext:value-type="percentage">
            <text:p>31,67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9</text:p>
          </table:table-cell>
          <table:table-cell table:number-columns-repeated="4"/>
          <table:table-cell office:value-type="string" calcext:value-type="string">
            <text:p>Wdbc_9</text:p>
          </table:table-cell>
          <table:table-cell table:number-columns-repeated="4"/>
          <table:table-cell office:value-type="string" calcext:value-type="string">
            <text:p>zo_nf_s_9</text:p>
          </table:table-cell>
          <table:table-cell table:number-columns-repeated="3"/>
          <table:table-cell table:style-name="ce9"/>
          <table:table-cell office:value-type="string" calcext:value-type="string">
            <text:p>Fert_9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367" calcext:value-type="percentage">
            <text:p>13,67%</text:p>
          </table:table-cell>
          <table:table-cell table:number-columns-repeated="2" table:style-name="ce2" office:value-type="percentage" office:value="0.1" calcext:value-type="percentage">
            <text:p>10,0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4"/>
          <table:table-cell office:value-type="string" calcext:value-type="string">
            <text:p>Wdbc_10</text:p>
          </table:table-cell>
          <table:table-cell table:number-columns-repeated="4"/>
          <table:table-cell office:value-type="string" calcext:value-type="string">
            <text:p>zo_nf_s_10</text:p>
          </table:table-cell>
          <table:table-cell table:number-columns-repeated="3"/>
          <table:table-cell table:style-name="ce9"/>
          <table:table-cell office:value-type="string" calcext:value-type="string">
            <text:p>Fert_10</text:p>
          </table:table-cell>
          <table:table-cell table:style-name="ce2" office:value-type="percentage" office:value="0.2033" calcext:value-type="percentage">
            <text:p>20,33%</text:p>
          </table:table-cell>
          <table:table-cell table:style-name="ce2" office:value-type="percentage" office:value="0.2233" calcext:value-type="percentage">
            <text:p>22,33%</text:p>
          </table:table-cell>
          <table:table-cell table:number-columns-repeated="2" table:style-name="ce2" office:value-type="percentage" office:value="0.2133" calcext:value-type="percentage">
            <text:p>21,33%</text:p>
          </table:table-cell>
          <table:table-cell table:number-columns-repeated="48"/>
        </table:table-row>
        <table:table-row table:style-name="ro1">
          <table:table-cell table:style-name="ce1"/>
          <table:table-cell table:style-name="ce3" table:formula="of:=AVERAGE([.B99:.B108])" office:value-type="percentage" office:value="0.1065" calcext:value-type="percentage">
            <text:p>10,65%</text:p>
          </table:table-cell>
          <table:table-cell table:style-name="ce3" table:formula="of:=AVERAGE([.C99:.C108])" office:value-type="percentage" office:value="0.0806857142857143" calcext:value-type="percentage">
            <text:p>8,07%</text:p>
          </table:table-cell>
          <table:table-cell table:style-name="ce3" table:formula="of:=AVERAGE([.D99:.D108])" office:value-type="percentage" office:value="0.0716857142857143" calcext:value-type="percentage">
            <text:p>7,17%</text:p>
          </table:table-cell>
          <table:table-cell table:style-name="ce3" table:formula="of:=AVERAGE([.E99:.E108])" office:value-type="percentage" office:value="0.0809285714285714" calcext:value-type="percentage">
            <text:p>8,09%</text:p>
          </table:table-cell>
          <table:table-cell table:style-name="ce1"/>
          <table:table-cell table:style-name="ce3" table:formula="of:=AVERAGE([.G99:.G108])" office:value-type="percentage" office:value="0.0485" calcext:value-type="percentage">
            <text:p>4,85%</text:p>
          </table:table-cell>
          <table:table-cell table:style-name="ce3" table:formula="of:=AVERAGE([.H99:.H108])" office:value-type="percentage" office:value="0.041375" calcext:value-type="percentage">
            <text:p>4,14%</text:p>
          </table:table-cell>
          <table:table-cell table:style-name="ce3" table:formula="of:=AVERAGE([.I99:.I108])" office:value-type="percentage" office:value="0.038075" calcext:value-type="percentage">
            <text:p>3,81%</text:p>
          </table:table-cell>
          <table:table-cell table:style-name="ce3" table:formula="of:=AVERAGE([.J99:.J108])" office:value-type="percentage" office:value="0.0387" calcext:value-type="percentage">
            <text:p>3,87%</text:p>
          </table:table-cell>
          <table:table-cell table:style-name="ce1"/>
          <table:table-cell table:style-name="ce3" table:formula="of:=AVERAGE([.L99:.L108])" office:value-type="percentage" office:value="0.04492" calcext:value-type="percentage">
            <text:p>4,49%</text:p>
          </table:table-cell>
          <table:table-cell table:style-name="ce3" table:formula="of:=AVERAGE([.M99:.M108])" office:value-type="percentage" office:value="0.0212" calcext:value-type="percentage">
            <text:p>2,12%</text:p>
          </table:table-cell>
          <table:table-cell table:style-name="ce3" table:formula="of:=AVERAGE([.N99:.N108])" office:value-type="percentage" office:value="0.02814" calcext:value-type="percentage">
            <text:p>2,81%</text:p>
          </table:table-cell>
          <table:table-cell table:style-name="ce3" table:formula="of:=AVERAGE([.O99:.O108])" office:value-type="percentage" office:value="0.02932" calcext:value-type="percentage">
            <text:p>2,93%</text:p>
          </table:table-cell>
          <table:table-cell table:style-name="ce1"/>
          <table:table-cell table:style-name="ce3" table:formula="of:=AVERAGE([.Q99:.Q108])" office:value-type="percentage" office:value="0.18834" calcext:value-type="percentage">
            <text:p>18,83%</text:p>
          </table:table-cell>
          <table:table-cell table:style-name="ce3" table:formula="of:=AVERAGE([.R99:.R108])" office:value-type="percentage" office:value="0.21968" calcext:value-type="percentage">
            <text:p>21,97%</text:p>
          </table:table-cell>
          <table:table-cell table:style-name="ce3" table:formula="of:=AVERAGE([.S99:.S108])" office:value-type="percentage" office:value="0.22499" calcext:value-type="percentage">
            <text:p>22,50%</text:p>
          </table:table-cell>
          <table:table-cell table:style-name="ce3" table:formula="of:=AVERAGE([.T99:.T108])" office:value-type="percentage" office:value="0.23234" calcext:value-type="percentage">
            <text:p>23,23%</text:p>
          </table:table-cell>
          <table:table-cell table:number-columns-repeated="48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2"/>
          <table:table-cell table:number-columns-repeated="4"/>
          <table:table-cell table:style-name="Default"/>
          <table:table-cell table:number-columns-repeated="48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  <table:table-row table:style-name="ro1">
          <table:table-cell table:number-columns-repeated="4"/>
          <table:table-cell table:style-name="Default" office:value-type="string" calcext:value-type="string">
            <text:p>runs with featureconstruction2 code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12:20:51.98053740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18:46:50.069025088</meta:creation-date>
    <dc:date>2020-11-19T00:20:04.010864762</dc:date>
    <meta:editing-duration>P14DT9H49M35S</meta:editing-duration>
    <meta:editing-cycles>2718</meta:editing-cycles>
    <meta:generator>LibreOffice/6.4.6.2$Linux_X86_64 LibreOffice_project/40$Build-2</meta:generator>
    <meta:document-statistic meta:table-count="2" meta:cell-count="2236" meta:object-count="0"/>
  </office:meta>
</office:document-meta>
</file>